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標楷體1" fo:font-size="17pt" fo:font-weight="bold" officeooo:rsid="24743952" officeooo:paragraph-rsid="31ef8290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標楷體1" fo:font-size="17pt" fo:font-weight="bold" officeooo:rsid="24743952" officeooo:paragraph-rsid="32395b6f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標楷體1" fo:font-size="17pt" fo:font-weight="bold" officeooo:rsid="24743952" officeooo:paragraph-rsid="2731b7c4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標楷體1" fo:font-size="17pt" fo:font-weight="bold" officeooo:rsid="24743952" officeooo:paragraph-rsid="2856ce1d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標楷體1" fo:font-size="17pt" fo:font-weight="bold" officeooo:rsid="24743952" officeooo:paragraph-rsid="2842cf24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標楷體1" fo:font-size="17pt" fo:font-weight="bold" officeooo:rsid="24743952" officeooo:paragraph-rsid="28679a62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標楷體1" fo:font-size="17pt" fo:font-weight="bold" officeooo:rsid="24743952" officeooo:paragraph-rsid="28487e4c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標楷體1" fo:font-size="17pt" fo:font-weight="bold" officeooo:rsid="24743952" officeooo:paragraph-rsid="2869a2af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標楷體1" fo:font-size="17pt" fo:font-weight="bold" officeooo:rsid="24743952" officeooo:paragraph-rsid="28719c76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標楷體1" fo:font-size="17pt" fo:font-weight="bold" officeooo:rsid="24743952" officeooo:paragraph-rsid="28739328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標楷體1" fo:font-size="17pt" fo:font-weight="bold" officeooo:rsid="24743952" officeooo:paragraph-rsid="286dae6b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paragraph-properties fo:text-align="justify" style:justify-single-word="false"/>
      <style:text-properties fo:color="#333333" style:font-name="標楷體1" fo:font-size="17pt" fo:font-weight="bold" officeooo:rsid="24743952" officeooo:paragraph-rsid="31ef8290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標楷體1" fo:font-size="17pt" fo:font-weight="bold" officeooo:rsid="26e1fbe5" officeooo:paragraph-rsid="31ef8290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標楷體1" fo:font-size="17pt" style:text-underline-style="none" fo:font-weight="bold" officeooo:rsid="2659534a" officeooo:paragraph-rsid="31ef8290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標楷體1" fo:font-size="17pt" style:text-underline-style="none" fo:font-weight="bold" officeooo:rsid="08476271" officeooo:paragraph-rsid="286dae6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標楷體1" fo:font-size="17pt" style:text-underline-style="none" fo:font-weight="bold" officeooo:rsid="24743952" officeooo:paragraph-rsid="2880db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標楷體1" fo:font-size="17pt" style:text-underline-style="none" fo:font-weight="bold" officeooo:rsid="24743952" officeooo:paragraph-rsid="28818ad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標楷體1" fo:font-size="17pt" style:text-underline-style="none" fo:font-weight="bold" officeooo:rsid="24743952" officeooo:paragraph-rsid="288313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標楷體1" fo:font-size="17pt" style:text-underline-style="none" fo:font-weight="bold" officeooo:rsid="24743952" officeooo:paragraph-rsid="2884bad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標楷體1" fo:font-size="17pt" style:text-underline-style="none" fo:font-weight="bold" officeooo:rsid="24743952" officeooo:paragraph-rsid="28861ff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標楷體1" fo:font-size="17pt" style:text-underline-style="none" fo:font-weight="bold" officeooo:rsid="24743952" officeooo:paragraph-rsid="2886ac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標楷體1" fo:font-size="17pt" style:text-underline-style="none" fo:font-weight="bold" officeooo:rsid="24743952" officeooo:paragraph-rsid="28ece0c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標楷體1" fo:font-size="17pt" style:text-underline-style="none" fo:font-weight="bold" officeooo:rsid="28eebe62" officeooo:paragraph-rsid="28eebe6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標楷體1" fo:font-size="17pt" style:text-underline-style="none" fo:font-weight="bold" officeooo:rsid="28efbfa7" officeooo:paragraph-rsid="28efbfa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標楷體1" fo:font-size="17pt" style:text-underline-style="none" fo:font-weight="bold" officeooo:rsid="28efbfa7" officeooo:paragraph-rsid="28fbb66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標楷體1" fo:font-size="17pt" style:text-underline-style="none" fo:font-weight="bold" officeooo:rsid="28efbfa7" officeooo:paragraph-rsid="291fe97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標楷體1" fo:font-size="17pt" style:text-underline-style="none" fo:font-weight="bold" officeooo:rsid="28efbfa7" officeooo:paragraph-rsid="2901e84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標楷體1" fo:font-size="17pt" style:text-underline-style="none" fo:font-weight="bold" officeooo:rsid="28efbfa7" officeooo:paragraph-rsid="2924a95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標楷體1" fo:font-size="17pt" style:text-underline-style="none" fo:font-weight="bold" officeooo:rsid="28efbfa7" officeooo:paragraph-rsid="292afe7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標楷體1" fo:font-size="17pt" style:text-underline-style="none" fo:font-weight="bold" officeooo:rsid="28efbfa7" officeooo:paragraph-rsid="2931cfa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標楷體1" fo:font-size="17pt" style:text-underline-style="none" fo:font-weight="bold" officeooo:rsid="28efbfa7" officeooo:paragraph-rsid="2932d06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標楷體1" fo:font-size="17pt" style:text-underline-style="none" fo:font-weight="bold" officeooo:rsid="28efbfa7" officeooo:paragraph-rsid="293959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標楷體1" fo:font-size="17pt" style:text-underline-style="none" fo:font-weight="bold" officeooo:rsid="28efbfa7" officeooo:paragraph-rsid="29377e4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標楷體1" fo:font-size="17pt" style:text-underline-style="none" fo:font-weight="bold" officeooo:rsid="28efbfa7" officeooo:paragraph-rsid="293b2de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標楷體1" fo:font-size="17pt" style:text-underline-style="none" fo:font-weight="bold" officeooo:rsid="28efbfa7" officeooo:paragraph-rsid="29308cf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標楷體1" fo:font-size="17pt" style:text-underline-style="none" fo:font-weight="bold" officeooo:rsid="28efbfa7" officeooo:paragraph-rsid="29433e5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標楷體1" fo:font-size="17pt" style:text-underline-style="none" fo:font-weight="bold" officeooo:rsid="28efbfa7" officeooo:paragraph-rsid="2940f8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標楷體1" fo:font-size="17pt" style:text-underline-style="none" fo:font-weight="bold" officeooo:rsid="28efbfa7" officeooo:paragraph-rsid="2917c20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標楷體1" fo:font-size="17pt" style:text-underline-style="none" fo:font-weight="bold" officeooo:rsid="28efbfa7" officeooo:paragraph-rsid="2915e2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標楷體1" fo:font-size="17pt" style:text-underline-style="none" fo:font-weight="bold" officeooo:rsid="28efbfa7" officeooo:paragraph-rsid="291aae0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標楷體1" fo:font-size="17pt" style:text-underline-style="none" fo:font-weight="bold" officeooo:rsid="28efbfa7" officeooo:paragraph-rsid="2914157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標楷體1" fo:font-size="17pt" style:text-underline-style="none" fo:font-weight="bold" officeooo:rsid="28efbfa7" officeooo:paragraph-rsid="2946322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標楷體1" fo:font-size="17pt" style:text-underline-style="none" fo:font-weight="bold" officeooo:rsid="294647f2" officeooo:paragraph-rsid="294647f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標楷體1" fo:font-size="17pt" style:text-underline-style="none" fo:font-weight="bold" officeooo:rsid="294647f2" officeooo:paragraph-rsid="294e27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958261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968773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99226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989733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993c4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0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9881ef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1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96aab7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2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98988e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3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976a5a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4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98237d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5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97adfb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6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97c31b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7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c9109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8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c9355a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9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c937ea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0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cb4c53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1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c93df3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2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cb8285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3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cb8c64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4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aa453b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5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ad61c0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6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abf802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7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ac3dba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8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adb9e0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9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b0805c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0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b0d3f2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1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b0b2a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2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b0d67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3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b01be8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4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b0e21f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5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b1003b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6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b10453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7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b14621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8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ad7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9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ac0fd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0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aba896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1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ac76a1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2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a98b2b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3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db8f92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4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dcd58a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5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ddc16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6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dd6978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7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dc2263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8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dde670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9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ded6f9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0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e31a5d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1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e00e4b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2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e03daf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3" style:family="paragraph" style:parent-style-name="Standard" style:list-style-name="L1">
      <style:text-properties fo:color="#333333" style:font-name="標楷體1" fo:font-size="17pt" style:text-underline-style="none" fo:font-weight="bold" officeooo:rsid="2f341e33" officeooo:paragraph-rsid="2f3be7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4" style:family="paragraph" style:parent-style-name="Standard" style:list-style-name="L1">
      <style:text-properties fo:color="#333333" style:font-name="標楷體1" fo:font-size="17pt" style:text-underline-style="none" fo:font-weight="bold" officeooo:rsid="2f341e33" officeooo:paragraph-rsid="2f341e3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5" style:family="paragraph" style:parent-style-name="Standard" style:list-style-name="L1">
      <style:text-properties fo:color="#333333" style:font-name="標楷體1" fo:font-size="17pt" style:text-underline-style="none" fo:font-weight="bold" officeooo:rsid="2f39b528" officeooo:paragraph-rsid="2c9109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6" style:family="paragraph" style:parent-style-name="Standard" style:list-style-name="L1">
      <style:text-properties fo:color="#333333" style:font-name="標楷體1" fo:font-size="17pt" style:text-underline-style="none" fo:font-weight="bold" officeooo:rsid="2c93df30" officeooo:paragraph-rsid="2c93df3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7" style:family="paragraph" style:parent-style-name="Standard" style:list-style-name="L1">
      <style:text-properties fo:color="#333333" style:font-name="標楷體1" fo:font-size="17pt" style:text-underline-style="none" fo:font-weight="bold" officeooo:rsid="133bbf48" officeooo:paragraph-rsid="2c95365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8" style:family="paragraph" style:parent-style-name="Standard" style:list-style-name="L1">
      <style:text-properties fo:color="#333333" style:font-name="標楷體1" fo:font-size="17pt" style:text-underline-style="none" fo:font-weight="bold" officeooo:rsid="133bbf48" officeooo:paragraph-rsid="2c9aa0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9" style:family="paragraph" style:parent-style-name="Standard" style:list-style-name="L1">
      <style:text-properties fo:color="#333333" style:font-name="標楷體1" fo:font-size="17pt" style:text-underline-style="none" fo:font-weight="bold" officeooo:rsid="2c978b24" officeooo:paragraph-rsid="2c978b2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0" style:family="paragraph" style:parent-style-name="Standard" style:list-style-name="L1">
      <style:text-properties fo:color="#333333" style:font-name="標楷體1" fo:font-size="17pt" style:text-underline-style="none" fo:font-weight="bold" officeooo:rsid="2cb29ad2" officeooo:paragraph-rsid="2cb29ad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1" style:family="paragraph" style:parent-style-name="Standard" style:list-style-name="L1">
      <style:text-properties fo:color="#333333" style:font-name="標楷體1" fo:font-size="17pt" style:text-underline-style="none" fo:font-weight="bold" officeooo:rsid="2cbb6909" officeooo:paragraph-rsid="2cbb690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2" style:family="paragraph" style:parent-style-name="Standard" style:list-style-name="L1">
      <style:text-properties fo:color="#333333" style:font-name="標楷體1" fo:font-size="17pt" style:text-underline-style="none" fo:font-weight="bold" officeooo:rsid="2adf0e9d" officeooo:paragraph-rsid="2adb9e0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3" style:family="paragraph" style:parent-style-name="Standard" style:list-style-name="L1">
      <style:text-properties fo:color="#333333" style:font-name="標楷體1" fo:font-size="17pt" style:text-underline-style="none" fo:font-weight="bold" officeooo:rsid="2adf0e9d" officeooo:paragraph-rsid="2adf0e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4" style:family="paragraph" style:parent-style-name="Standard" style:list-style-name="L1">
      <style:text-properties fo:color="#333333" style:font-name="標楷體1" fo:font-size="17pt" style:text-underline-style="none" fo:font-weight="bold" officeooo:rsid="2adf0e9d" officeooo:paragraph-rsid="2b02d32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5" style:family="paragraph" style:parent-style-name="Standard" style:list-style-name="L1">
      <style:text-properties fo:color="#333333" style:font-name="標楷體1" fo:font-size="17pt" style:text-underline-style="none" fo:font-weight="bold" officeooo:rsid="2b287f90" officeooo:paragraph-rsid="2b287f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6" style:family="paragraph" style:parent-style-name="Standard" style:list-style-name="L1">
      <style:text-properties fo:color="#333333" style:font-name="標楷體1" fo:font-size="17pt" style:text-underline-style="none" fo:font-weight="bold" officeooo:rsid="2b287f90" officeooo:paragraph-rsid="2b29715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7" style:family="paragraph" style:parent-style-name="Standard" style:list-style-name="L1">
      <style:text-properties fo:color="#333333" style:font-name="標楷體1" fo:font-size="17pt" style:text-underline-style="none" fo:font-weight="bold" officeooo:rsid="2b294a8a" officeooo:paragraph-rsid="2b29715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8" style:family="paragraph" style:parent-style-name="Standard" style:list-style-name="L1">
      <style:text-properties fo:color="#333333" style:font-name="標楷體1" fo:font-size="17pt" style:text-underline-style="none" fo:font-weight="bold" officeooo:rsid="2ae6a641" officeooo:paragraph-rsid="2ae930d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9" style:family="paragraph" style:parent-style-name="Standard" style:list-style-name="L1">
      <style:text-properties fo:color="#333333" style:font-name="標楷體1" fo:font-size="17pt" style:text-underline-style="none" fo:font-weight="bold" officeooo:rsid="2ae6a641" officeooo:paragraph-rsid="2af1622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0" style:family="paragraph" style:parent-style-name="Standard" style:list-style-name="L1">
      <style:text-properties fo:color="#333333" style:font-name="標楷體1" fo:font-size="17pt" style:text-underline-style="none" fo:font-weight="bold" officeooo:rsid="2ae6a641" officeooo:paragraph-rsid="2b01be8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1" style:family="paragraph" style:parent-style-name="Standard" style:list-style-name="L1">
      <style:text-properties fo:color="#333333" style:font-name="標楷體1" fo:font-size="17pt" style:text-underline-style="none" fo:font-weight="bold" officeooo:rsid="2ae6a641" officeooo:paragraph-rsid="2b0479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2" style:family="paragraph" style:parent-style-name="Standard" style:list-style-name="L1">
      <style:text-properties fo:color="#333333" style:font-name="標楷體1" fo:font-size="17pt" style:text-underline-style="none" fo:font-weight="bold" officeooo:rsid="2ae108f9" officeooo:paragraph-rsid="2ae108f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3" style:family="paragraph" style:parent-style-name="Standard" style:list-style-name="L1">
      <style:text-properties fo:color="#333333" style:font-name="標楷體1" fo:font-size="17pt" style:text-underline-style="none" fo:font-weight="bold" officeooo:rsid="2ae108f9" officeooo:paragraph-rsid="2b02d32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4" style:family="paragraph" style:parent-style-name="Standard" style:list-style-name="L1">
      <style:text-properties fo:color="#333333" style:font-name="標楷體1" fo:font-size="17pt" style:text-underline-style="none" fo:font-weight="bold" officeooo:rsid="2b02d324" officeooo:paragraph-rsid="2b02d32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5" style:family="paragraph" style:parent-style-name="Standard" style:list-style-name="L1">
      <style:text-properties fo:color="#333333" style:font-name="標楷體1" fo:font-size="17pt" style:text-underline-style="none" fo:font-weight="bold" officeooo:rsid="2b02d324" officeooo:paragraph-rsid="2b0479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6" style:family="paragraph" style:parent-style-name="Standard" style:list-style-name="L1">
      <style:text-properties fo:color="#333333" style:font-name="標楷體1" fo:font-size="17pt" style:text-underline-style="none" fo:font-weight="bold" officeooo:rsid="2ae1781a" officeooo:paragraph-rsid="2adf0e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7" style:family="paragraph" style:parent-style-name="Standard" style:list-style-name="L1">
      <style:text-properties fo:color="#333333" style:font-name="標楷體1" fo:font-size="17pt" style:text-underline-style="none" fo:font-weight="bold" officeooo:rsid="2ae1781a" officeooo:paragraph-rsid="2b01be8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8" style:family="paragraph" style:parent-style-name="Standard" style:list-style-name="L1">
      <style:text-properties fo:color="#333333" style:font-name="標楷體1" fo:font-size="17pt" style:text-underline-style="none" fo:font-weight="bold" officeooo:rsid="2ae1781a" officeooo:paragraph-rsid="2b0479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9" style:family="paragraph" style:parent-style-name="Standard" style:list-style-name="L1">
      <style:text-properties fo:color="#333333" style:font-name="標楷體1" fo:font-size="17pt" style:text-underline-style="none" fo:font-weight="bold" officeooo:rsid="2de75c5a" officeooo:paragraph-rsid="2de75c5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0" style:family="paragraph" style:parent-style-name="Standard" style:list-style-name="L1">
      <style:text-properties fo:color="#333333" style:font-name="標楷體1" fo:font-size="17pt" style:text-underline-style="none" fo:font-weight="bold" officeooo:rsid="2dcd58ab" officeooo:paragraph-rsid="2dcd58a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1" style:family="paragraph" style:parent-style-name="Standard" style:list-style-name="L1">
      <style:text-properties fo:color="#333333" style:font-name="標楷體1" fo:font-size="17pt" style:text-underline-style="none" fo:font-weight="bold" officeooo:rsid="2dd0493f" officeooo:paragraph-rsid="2ddc16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2" style:family="paragraph" style:parent-style-name="Standard" style:list-style-name="L1">
      <style:text-properties fo:color="#333333" style:font-name="標楷體1" fo:font-size="17pt" style:text-underline-style="none" fo:font-weight="bold" officeooo:rsid="2e2d8af0" officeooo:paragraph-rsid="2db8f92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3" style:family="paragraph" style:parent-style-name="Standard" style:list-style-name="L1">
      <style:text-properties fo:color="#333333" style:font-name="標楷體1" fo:font-size="17pt" style:text-underline-style="none" fo:font-weight="bold" officeooo:rsid="2e073043" officeooo:paragraph-rsid="2e07304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4" style:family="paragraph" style:parent-style-name="Standard" style:list-style-name="L1">
      <style:text-properties fo:color="#333333" style:font-name="Liberation Serif" fo:font-size="17pt" fo:font-weight="bold" officeooo:rsid="24743952" officeooo:paragraph-rsid="31ef8290" style:font-name-asian="標楷體1" style:font-size-asian="17pt" style:language-asian="zh" style:country-asian="TW" style:font-weight-asian="bold" style:font-size-complex="17pt" style:font-weight-complex="bold"/>
    </style:style>
    <style:style style:name="P125" style:family="paragraph" style:parent-style-name="Standard" style:list-style-name="L1">
      <style:text-properties fo:color="#333333" style:font-name="Liberation Serif" fo:font-size="17pt" style:text-underline-style="none" fo:font-weight="bold" officeooo:rsid="2e073043" officeooo:paragraph-rsid="2e07304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6" style:family="paragraph" style:parent-style-name="Standard" style:list-style-name="L1">
      <style:text-properties fo:color="#333333" style:font-name="Liberation Serif" fo:font-size="17pt" style:text-underline-style="none" fo:font-weight="bold" officeooo:rsid="2e073043" officeooo:paragraph-rsid="2f27fa6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7" style:family="paragraph" style:parent-style-name="Standard" style:list-style-name="L1">
      <style:text-properties fo:color="#333333" style:font-name="Liberation Serif" fo:font-size="17pt" style:text-underline-style="none" fo:font-weight="bold" officeooo:rsid="2f287aa2" officeooo:paragraph-rsid="2f287aa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8" style:family="paragraph" style:parent-style-name="Standard" style:list-style-name="L1">
      <style:text-properties fo:color="#333333" style:font-name="Liberation Serif" fo:font-size="17pt" style:text-underline-style="none" fo:font-weight="bold" officeooo:rsid="2cd378be" officeooo:paragraph-rsid="2f2a5a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9" style:family="paragraph" style:parent-style-name="Standard" style:list-style-name="L1">
      <style:text-properties fo:color="#333333" style:font-name="Liberation Serif" fo:font-size="17pt" style:text-underline-style="none" fo:font-weight="bold" officeooo:rsid="2f2a5ae5" officeooo:paragraph-rsid="2f2a5a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0" style:family="paragraph" style:parent-style-name="Standard" style:list-style-name="L1">
      <style:text-properties fo:color="#333333" style:font-name="Liberation Serif" fo:font-size="17pt" style:text-underline-style="none" fo:font-weight="bold" officeooo:rsid="2e073043" officeooo:paragraph-rsid="2e07304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1" style:family="paragraph" style:parent-style-name="Standard" style:list-style-name="L1">
      <style:text-properties fo:color="#333333" style:font-name="Liberation Serif" fo:font-size="17pt" style:text-underline-style="none" fo:font-weight="bold" officeooo:rsid="2e073043" officeooo:paragraph-rsid="2f287aa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2" style:family="paragraph" style:parent-style-name="Standard" style:list-style-name="L1">
      <style:text-properties fo:color="#333333" style:font-name="Liberation Serif" fo:font-size="17pt" style:text-underline-style="none" fo:font-weight="bold" officeooo:rsid="2e073043" officeooo:paragraph-rsid="2f27fa6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3" style:family="paragraph" style:parent-style-name="Standard" style:list-style-name="L1">
      <style:text-properties fo:color="#333333" style:font-name="Liberation Serif" fo:font-size="17pt" style:text-underline-style="none" fo:font-weight="bold" officeooo:rsid="2e073043" officeooo:paragraph-rsid="2f298f9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4" style:family="paragraph" style:parent-style-name="Standard" style:list-style-name="L1">
      <style:text-properties fo:color="#333333" style:font-name="Liberation Serif" fo:font-size="17pt" style:text-underline-style="none" fo:font-weight="bold" officeooo:rsid="2f27fa6f" officeooo:paragraph-rsid="2f298f9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5" style:family="paragraph" style:parent-style-name="Standard" style:list-style-name="L1">
      <style:text-properties fo:color="#333333" style:font-name="Liberation Serif" fo:font-size="17pt" style:text-underline-style="none" fo:font-weight="bold" officeooo:rsid="2f27fa6f" officeooo:paragraph-rsid="2f2a5ae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6" style:family="paragraph" style:parent-style-name="Standard" style:list-style-name="L1">
      <style:text-properties fo:color="#333333" style:font-name="Liberation Serif" fo:font-size="17pt" style:text-underline-style="none" fo:font-weight="bold" officeooo:rsid="2f2a5ae5" officeooo:paragraph-rsid="2f2a5ae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7" style:family="paragraph" style:parent-style-name="Standard" style:list-style-name="L1">
      <style:text-properties fo:color="#333333" officeooo:paragraph-rsid="28487e4c"/>
    </style:style>
    <style:style style:name="P138" style:family="paragraph" style:parent-style-name="Standard" style:list-style-name="L1">
      <style:text-properties fo:color="#333333" officeooo:paragraph-rsid="286dae6b"/>
    </style:style>
    <style:style style:name="P139" style:family="paragraph" style:parent-style-name="Standard" style:list-style-name="L1">
      <style:text-properties fo:color="#333333" officeooo:paragraph-rsid="2dcd58ab"/>
    </style:style>
    <style:style style:name="P140" style:family="paragraph" style:parent-style-name="Standard" style:list-style-name="L1">
      <style:text-properties fo:color="#333333" officeooo:paragraph-rsid="2db8f922"/>
    </style:style>
    <style:style style:name="P141" style:family="paragraph" style:parent-style-name="Standard" style:list-style-name="L1">
      <style:text-properties fo:color="#333333" officeooo:paragraph-rsid="2e26756c"/>
    </style:style>
    <style:style style:name="P142" style:family="paragraph" style:parent-style-name="Standard" style:list-style-name="L1">
      <style:text-properties fo:color="#333333" style:font-name="標楷體" fo:font-size="17pt" style:text-underline-style="none" fo:font-weight="bold" officeooo:rsid="2dc2263a" officeooo:paragraph-rsid="2de5b2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3" style:family="paragraph" style:parent-style-name="Standard" style:list-style-name="L1">
      <style:text-properties fo:color="#333333" style:font-name="標楷體" fo:font-size="17pt" style:text-underline-style="none" fo:font-weight="bold" officeooo:rsid="2dc2263a" officeooo:paragraph-rsid="2db8f92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4" style:family="paragraph" style:parent-style-name="Standard" style:list-style-name="L1">
      <style:text-properties fo:color="#1c1c1c" style:font-name="Liberation Serif" fo:font-size="17pt" style:text-underline-style="none" fo:font-weight="bold" officeooo:rsid="2f2a5ae5" officeooo:paragraph-rsid="2f298f9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font-name="標楷體1" fo:font-size="17pt" fo:font-weight="bold" officeooo:rsid="24743952" style:font-name-asian="標楷體1" style:font-size-asian="17pt" style:language-asian="zh" style:country-asian="TW" style:font-weight-asian="bold" style:font-size-complex="17pt" style:font-weight-complex="bold"/>
    </style:style>
    <style:style style:name="T2" style:family="text">
      <style:text-properties style:font-name="標楷體1" fo:font-size="17pt" style:text-underline-style="none" fo:font-weight="bold" officeooo:rsid="2949071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" style:family="text">
      <style:text-properties style:font-name="標楷體1" fo:font-size="17pt" style:text-underline-style="none" fo:font-weight="bold" officeooo:rsid="2dcd58a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" style:family="text">
      <style:text-properties style:font-name="標楷體1" fo:font-size="17pt" style:text-underline-style="none" fo:font-weight="bold" officeooo:rsid="2dd87d2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5" style:family="text">
      <style:text-properties style:font-name="標楷體1" fo:font-size="17pt" style:text-underline-style="none" fo:font-weight="bold" officeooo:rsid="2e23bcd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6" style:family="text">
      <style:text-properties style:font-name="標楷體1" fo:font-size="17pt" style:text-underline-style="none" fo:font-weight="bold" officeooo:rsid="2e2d8af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7" style:family="text">
      <style:text-properties style:font-name="標楷體1" style:font-name-asian="標楷體1"/>
    </style:style>
    <style:style style:name="T8" style:family="text">
      <style:text-properties style:font-name="標楷體1" officeooo:rsid="2f26fb6e" style:font-name-asian="標楷體1"/>
    </style:style>
    <style:style style:name="T9" style:family="text">
      <style:text-properties style:font-name="標楷體1" officeooo:rsid="2f287aa2" style:font-name-asian="標楷體1"/>
    </style:style>
    <style:style style:name="T10" style:family="text">
      <style:text-properties style:font-name="標楷體1" officeooo:rsid="2f2a5ae5" style:font-name-asian="標楷體1"/>
    </style:style>
    <style:style style:name="T11" style:family="text">
      <style:text-properties style:font-name="標楷體1" officeooo:rsid="133bbf48"/>
    </style:style>
    <style:style style:name="T12" style:family="text">
      <style:text-properties style:font-name="標楷體1" style:text-underline-style="solid" style:text-underline-width="auto" style:text-underline-color="font-color" officeooo:rsid="133bbf48"/>
    </style:style>
    <style:style style:name="T13" style:family="text">
      <style:text-properties style:font-name-asian="標楷體1"/>
    </style:style>
    <style:style style:name="T14" style:family="text">
      <style:text-properties officeooo:rsid="2f26fb6e" style:font-name-asian="標楷體1"/>
    </style:style>
    <style:style style:name="T15" style:family="text">
      <style:text-properties officeooo:rsid="2f27fa6f" style:font-name-asian="標楷體1"/>
    </style:style>
    <style:style style:name="T16" style:family="text">
      <style:text-properties officeooo:rsid="2f287aa2" style:font-name-asian="標楷體1"/>
    </style:style>
    <style:style style:name="T17" style:family="text">
      <style:text-properties officeooo:rsid="2e073043" style:font-name-asian="標楷體1"/>
    </style:style>
    <style:style style:name="T18" style:family="text">
      <style:text-properties officeooo:rsid="2f2a5ae5" style:font-name-asian="標楷體1"/>
    </style:style>
    <style:style style:name="T19" style:family="text">
      <style:text-properties officeooo:rsid="2cd378be" style:font-name-asian="標楷體1"/>
    </style:style>
    <style:style style:name="T20" style:family="text">
      <style:text-properties style:text-underline-style="solid" style:text-underline-width="auto" style:text-underline-color="font-color" officeooo:rsid="2cd378be" style:font-name-asian="標楷體1"/>
    </style:style>
    <style:style style:name="T21" style:family="text">
      <style:text-properties fo:color="#050505"/>
    </style:style>
    <style:style style:name="T22" style:family="text">
      <style:text-properties fo:color="#050505" officeooo:rsid="29692e92"/>
    </style:style>
    <style:style style:name="T23" style:family="text">
      <style:text-properties fo:color="#050505" style:font-name="Arial" officeooo:rsid="29692e92" style:font-name-asian="Arial"/>
    </style:style>
    <style:style style:name="T24" style:family="text">
      <style:text-properties fo:color="#050505" officeooo:rsid="26deeeaf"/>
    </style:style>
    <style:style style:name="T25" style:family="text">
      <style:text-properties style:font-name="Liberation Serif" officeooo:rsid="133bbf48"/>
    </style:style>
    <style:style style:name="T26" style:family="text">
      <style:text-properties style:font-name="Liberation Serif" style:text-underline-style="solid" style:text-underline-width="auto" style:text-underline-color="font-color" officeooo:rsid="133bbf48"/>
    </style:style>
    <style:style style:name="T27" style:family="text">
      <style:text-properties fo:color="#010101"/>
    </style:style>
    <style:style style:name="T28" style:family="text">
      <style:text-properties officeooo:rsid="2860bf1e"/>
    </style:style>
    <style:style style:name="T29" style:family="text">
      <style:text-properties officeooo:rsid="08476271"/>
    </style:style>
    <style:style style:name="T30" style:family="text">
      <style:text-properties officeooo:rsid="28818ad1"/>
    </style:style>
    <style:style style:name="T31" style:family="text">
      <style:text-properties officeooo:rsid="29377e48"/>
    </style:style>
    <style:style style:name="T32" style:family="text">
      <style:text-properties officeooo:rsid="28efbfa7"/>
    </style:style>
    <style:style style:name="T33" style:family="text">
      <style:text-properties officeooo:rsid="29692e92"/>
    </style:style>
    <style:style style:name="T34" style:family="text">
      <style:text-properties officeooo:rsid="2a9aa368"/>
    </style:style>
    <style:style style:name="T35" style:family="text">
      <style:text-properties officeooo:rsid="2a9ac07c"/>
    </style:style>
    <style:style style:name="T36" style:family="text">
      <style:text-properties officeooo:rsid="2a9bead5"/>
    </style:style>
    <style:style style:name="T37" style:family="text">
      <style:text-properties officeooo:rsid="2aa09bd5"/>
    </style:style>
    <style:style style:name="T38" style:family="text">
      <style:text-properties officeooo:rsid="29490711"/>
    </style:style>
    <style:style style:name="T39" style:family="text">
      <style:text-properties officeooo:rsid="2ae6a641"/>
    </style:style>
    <style:style style:name="T40" style:family="text">
      <style:text-properties officeooo:rsid="2aec8925"/>
    </style:style>
    <style:style style:name="T41" style:family="text">
      <style:text-properties officeooo:rsid="2b26953f"/>
    </style:style>
    <style:style style:name="T42" style:family="text">
      <style:text-properties officeooo:rsid="2b287f90"/>
    </style:style>
    <style:style style:name="T43" style:family="text">
      <style:text-properties officeooo:rsid="2b294a8a"/>
    </style:style>
    <style:style style:name="T44" style:family="text">
      <style:text-properties style:font-name="標楷體" officeooo:rsid="2dc2263a"/>
    </style:style>
    <style:style style:name="T45" style:family="text">
      <style:text-properties style:font-name="標楷體" officeooo:rsid="2dc51694"/>
    </style:style>
    <style:style style:name="T46" style:family="text">
      <style:text-properties officeooo:rsid="2c9291f9"/>
    </style:style>
    <style:style style:name="T47" style:family="text">
      <style:text-properties officeooo:rsid="2c9355ae"/>
    </style:style>
    <style:style style:name="T48" style:family="text">
      <style:text-properties officeooo:rsid="2c93df30"/>
    </style:style>
    <style:style style:name="T49" style:family="text">
      <style:text-properties officeooo:rsid="2cb13dc1"/>
    </style:style>
    <style:style style:name="T50" style:family="text">
      <style:text-properties officeooo:rsid="2cb29ad2"/>
    </style:style>
    <style:style style:name="T51" style:family="text">
      <style:text-properties officeooo:rsid="2dba3b20"/>
    </style:style>
    <style:style style:name="T52" style:family="text">
      <style:text-properties officeooo:rsid="2dc07d5f"/>
    </style:style>
    <style:style style:name="T53" style:family="text">
      <style:text-properties officeooo:rsid="2dcd58ab"/>
    </style:style>
    <style:style style:name="T54" style:family="text">
      <style:text-properties officeooo:rsid="2dd0493f"/>
    </style:style>
    <style:style style:name="T55" style:family="text">
      <style:text-properties officeooo:rsid="2dd69784"/>
    </style:style>
    <style:style style:name="T56" style:family="text">
      <style:text-properties officeooo:rsid="2dd87d23"/>
    </style:style>
    <style:style style:name="T57" style:family="text">
      <style:text-properties officeooo:rsid="2e073043"/>
    </style:style>
    <style:style style:name="T58" style:family="text">
      <style:text-properties officeooo:rsid="2e09fadd"/>
    </style:style>
    <style:style style:name="T59" style:family="text">
      <style:text-properties style:text-outline="false" style:text-line-through-style="none" style:text-line-through-type="none" style:text-position="0% 100%" fo:font-style="normal" fo:text-shadow="none" style:text-underline-style="none" officeooo:rsid="307d321c" style:font-style-asian="normal" style:font-name-complex="標楷體" style:text-emphasize="none"/>
    </style:style>
    <style:style style:name="T60" style:family="text">
      <style:text-properties style:text-outline="false" style:text-line-through-style="none" style:text-line-through-type="none" style:text-position="0% 100%" fo:font-style="normal" fo:text-shadow="none" style:text-underline-style="none" officeooo:rsid="392667ed" style:font-style-asian="normal" style:font-name-complex="標楷體" style:text-emphasize="none"/>
    </style:style>
    <style:style style:name="T61" style:family="text">
      <style:text-properties style:text-outline="false" style:text-line-through-style="none" style:text-line-through-type="none" style:text-position="0% 100%" fo:font-style="normal" fo:text-shadow="none" style:text-underline-style="none" officeooo:rsid="388e6ff4" style:font-style-asian="normal" style:font-name-complex="標楷體" style:text-emphasize="none"/>
    </style:style>
    <style:style style:name="T62" style:family="text">
      <style:text-properties style:text-outline="false" style:text-line-through-style="none" style:text-line-through-type="none" style:text-position="0% 100%" style:font-name="Liberation Serif" fo:font-style="normal" fo:text-shadow="none" style:text-underline-style="none" officeooo:rsid="388e6ff4" style:font-style-asian="normal" style:font-name-complex="標楷體" style:text-emphasize="none"/>
    </style:style>
    <style:style style:name="T63" style:family="text">
      <style:text-properties style:text-outline="false" style:text-line-through-style="none" style:text-line-through-type="none" style:text-position="0% 100%" style:font-name="Liberation Serif" fo:font-style="normal" fo:text-shadow="none" style:text-underline-style="none" officeooo:rsid="37c8a316" style:font-style-asian="normal" style:font-name-complex="標楷體" style:text-emphasize="none"/>
    </style:style>
    <style:style style:name="T64" style:family="text">
      <style:text-properties style:font-name="Arial" style:font-name-asian="Arial"/>
    </style:style>
    <style:style style:name="T65" style:family="text">
      <style:text-properties style:font-name="Arial" officeooo:rsid="2860bf1e" style:font-name-asian="Arial"/>
    </style:style>
    <style:style style:name="T66" style:family="text">
      <style:text-properties style:font-name="Arial" officeooo:rsid="28818ad1" style:font-name-asian="Arial"/>
    </style:style>
    <style:style style:name="T67" style:family="text">
      <style:text-properties style:font-name="Arial" officeooo:rsid="29692e92" style:font-name-asian="Arial"/>
    </style:style>
    <style:style style:name="T68" style:family="text">
      <style:text-properties style:font-name="Arial" officeooo:rsid="2b294a8a" style:font-name-asian="Arial"/>
    </style:style>
    <style:style style:name="T69" style:family="text">
      <style:text-properties style:font-name="Arial" officeooo:rsid="2a9aa368" style:font-name-asian="Arial"/>
    </style:style>
    <style:style style:name="T70" style:family="text">
      <style:text-properties style:font-name="Arial" officeooo:rsid="2aa09bd5" style:font-name-asian="Arial"/>
    </style:style>
    <style:style style:name="T71" style:family="text">
      <style:text-properties style:font-name="Arial" officeooo:rsid="2dd0493f" style:font-name-asian="Arial"/>
    </style:style>
    <style:style style:name="T72" style:family="text">
      <style:text-properties style:font-name="Arial" officeooo:rsid="2f26fb6e" style:font-name-asian="Arial"/>
    </style:style>
    <style:style style:name="T73" style:family="text">
      <style:text-properties style:font-name="Arial" officeooo:rsid="2f27fa6f" style:font-name-asian="Arial"/>
    </style:style>
    <style:style style:name="T74" style:family="text">
      <style:text-properties style:font-name="Arial" officeooo:rsid="2f2a5ae5" style:font-name-asian="Arial"/>
    </style:style>
    <style:style style:name="T75" style:family="text">
      <style:text-properties style:font-name="Arial" officeooo:rsid="270dfab1" style:font-name-asian="Arial"/>
    </style:style>
    <style:style style:name="T76" style:family="text">
      <style:text-properties style:font-name="Arial" fo:font-size="17pt" fo:font-weight="bold" officeooo:rsid="2860bf1e" style:font-name-asian="Arial" style:font-size-asian="17pt" style:language-asian="zh" style:country-asian="TW" style:font-weight-asian="bold" style:font-size-complex="17pt" style:font-weight-complex="bold"/>
    </style:style>
    <style:style style:name="T77" style:family="text">
      <style:text-properties style:font-name="Arial" fo:font-size="17pt" style:text-underline-style="none" fo:font-weight="bold" officeooo:rsid="2e23bcd6" style:font-name-asian="Arial" style:font-size-asian="17pt" style:language-asian="zh" style:country-asian="TW" style:font-weight-asian="bold" style:font-name-complex="標楷體" style:font-size-complex="17pt" style:font-weight-complex="bold"/>
    </style:style>
    <style:style style:name="T78" style:family="text">
      <style:text-properties officeooo:rsid="26e02cc3"/>
    </style:style>
    <style:style style:name="T79" style:family="text">
      <style:text-properties officeooo:rsid="24743952"/>
    </style:style>
    <style:style style:name="T80" style:family="text">
      <style:text-properties officeooo:rsid="26e1fbe5"/>
    </style:style>
    <style:style style:name="T81" style:family="text">
      <style:text-properties style:text-underline-style="none" officeooo:rsid="26e1fbe5"/>
    </style:style>
    <style:style style:name="T82" style:family="text">
      <style:text-properties officeooo:rsid="270dfab1"/>
    </style:style>
    <style:style style:name="T83" style:family="text">
      <style:text-properties officeooo:rsid="2712165e"/>
    </style:style>
    <style:style style:name="T84" style:family="text">
      <style:text-properties fo:color="#1c1c1c" style:font-name="Liberation Serif" officeooo:rsid="133bbf4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78491365" text:style-name="L1">
        <text:list-item>
          <text:p text:style-name="P1"><text:bookmark-start text:name="粒子、波"/>粒子、波<text:bookmark-end text:name="粒子、波"/></text:p>
          <text:list>
            <text:list-item>
              <text:p text:style-name="P1">粒子、波 不是 本質。</text:p>
            </text:list-item>
            <text:list-item>
              <text:p text:style-name="P1">粒子、波 是 現象。</text:p>
            </text:list-item>
            <text:list-item>
              <text:p text:style-name="P1">同一個個體 有機率顯現 粒子、波 的 現象、性質、顯性特徵。<text:span text:style-name="T21">（&lt;?</text:span><text:span text:style-name="T24">a&gt;個體，n&gt;=a&gt;=u</text:span><text:span text:style-name="T21">）</text:span></text:p>
              <text:list>
                <text:list-item>
                  <text:p text:style-name="P1"><text:span text:style-name="T78">（x%）</text:span>粒子 <text:span text:style-name="T78">+（100%-x%）</text:span>波。</text:p>
                  <text:list>
                    <text:list-item>
                      <text:p text:style-name="P13">假定，x%=100%，<text:span text:style-name="T79">&lt;?2&gt;個體 有機率認定 該個體 是 粒子。</text:span></text:p>
                    </text:list-item>
                    <text:list-item>
                      <text:p text:style-name="P13">假定，x%=0%，<text:span text:style-name="T79">&lt;?2&gt;個體 有機率認定 該個體 是 波。</text:span></text:p>
                    </text:list-item>
                    <text:list-item>
                      <text:p text:style-name="P13">假定，在 不同情境，<text:span text:style-name="T79">&lt;?2&gt;個體 感測到 不同的</text:span>x%<text:span text:style-name="T79">。</text:span></text:p>
                      <text:list>
                        <text:list-item>
                          <text:p text:style-name="P1">該&lt;?2&gt;個體 有機率認定 該個體 是 波粒二相性。</text:p>
                        </text:list-item>
                      </text:list>
                    </text:list-item>
                    <text:list-item>
                      <text:p text:style-name="P13">假定，在 相同情境，<text:span text:style-name="T79">&lt;?2&gt;個體 感測到 該個體的 </text:span>x% 振盪、暫態、非穩態、隨機 變化<text:span text:style-name="T79">。</text:span></text:p>
                      <text:list>
                        <text:list-item>
                          <text:p text:style-name="P1">該&lt;?2&gt;個體 有機率認定 該個體 是 波粒二相性、新的性質、新的物質、新的型態。</text:p>
                        </text:list-item>
                      </text:list>
                    </text:list-item>
                    <text:list-item>
                      <text:p text:style-name="P14"><text:span text:style-name="T80">x% 越高，</text:span>內聚性、排他性 越明顯。</text:p>
                    </text:list-item>
                    <text:list-item>
                      <text:p text:style-name="P14"><text:span text:style-name="T80">x% 越低，相溶</text:span>性、干涉性 越明顯。</text:p>
                      <text:list>
                        <text:list-item>
                          <text:p text:style-name="P14">相溶性 的 抽象例子，鹽水。<text:span text:style-name="T21">（鹽溶於水、趨向均勻分布、遠離粒子分布）</text:span></text:p>
                        </text:list-item>
                        <text:list-item>
                          <text:p text:style-name="P14">干涉 是 建設性干涉、破壞性干涉。</text:p>
                        </text:list-item>
                        <text:list-item>
                          <text:p text:style-name="P1"><text:span text:style-name="T81">x% 越低，</text:span>共振、共鳴、共識 越明顯。</text:p>
                          <text:list>
                            <text:list-item>
                              <text:p text:style-name="P12">共振 是 能量、儲量 共振。<text:span text:style-name="T21">（世界觀、道、德、個體、文明、信念、中心思想）</text:span></text:p>
                            </text:list-item>
                            <text:list-item>
                              <text:p text:style-name="P12">共鳴 是 能量、儲量 共鳴。<text:span text:style-name="T21">（世界觀、道、德、個體、文明、信念、中心思想）</text:span></text:p>
                            </text:list-item>
                            <text:list-item>
                              <text:p text:style-name="P12">共識 是 能量、儲量 共識。<text:span text:style-name="T21">（世界觀、道、德、個體、文明、信念、中心思想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&lt;?2&gt;個體 有機率認定 粒子、波 是 不同 個體、性質、現象。</text:p>
            </text:list-item>
            <text:list-item>
              <text:p text:style-name="P1">該個體 的 存在、變化、變化變化、變化變化變化，越受到 光痕 影響，波 的 特性 越明顯。</text:p>
              <text:list>
                <text:list-item>
                  <text:p text:style-name="P1">明顯例子，雙狹縫實驗。</text:p>
                </text:list-item>
              </text:list>
            </text:list-item>
            <text:list-item>
              <text:p text:style-name="P1">該個體 的 存在、變化、變化變化、變化變化變化，越相依於 其他個體，波 的 特性 越明顯。</text:p>
              <text:list>
                <text:list-item>
                  <text:p text:style-name="P1">明顯例子，彈簧的縱波、繩子的橫波。</text:p>
                  <text:list>
                    <text:list-item>
                      <text:p text:style-name="P1">&lt;?1&gt;個體的 傳遞 相依於、受限於 彈簧、繩子 的 結構、材料特性、整體架構、環境。</text:p>
                    </text:list-item>
                  </text:list>
                </text:list-item>
                <text:list-item>
                  <text:p text:style-name="P1">明顯例子，彈簧 的 彈性、塑性、自由度，縱向 高於 橫向。</text:p>
                  <text:list>
                    <text:list-item>
                      <text:p text:style-name="P1">該&lt;?1&gt;個體 橫向 傳遞，不明顯、難以被感測到、難以被認知到、被直接忽略不計。</text:p>
                    </text:list-item>
                    <text:list-item>
                      <text:p text:style-name="P1">該&lt;?2&gt;個體 有機率認定，該&lt;?1&gt;個體 只會 縱向 傳遞。</text:p>
                    </text:list-item>
                    <text:list-item>
                      <text:p text:style-name="P1">該&lt;?2&gt;個體 有機率認定，該&lt;?1&gt;個體 不會 橫向 傳遞。</text:p>
                    </text:list-item>
                  </text:list>
                </text:list-item>
                <text:list-item>
                  <text:p text:style-name="P1">明顯例子，繩子 的 彈性、塑性、自由度，橫向 高於 縱向。</text:p>
                  <text:list>
                    <text:list-item>
                      <text:p text:style-name="P1">該&lt;?1&gt;個體 縱向 傳遞，不明顯、難以被感測到、難以被認知到、被直接忽略不計。</text:p>
                    </text:list-item>
                    <text:list-item>
                      <text:p text:style-name="P1">該&lt;?2&gt;個體 有機率認定，該&lt;?1&gt;個體 只會 橫向 傳遞。</text:p>
                    </text:list-item>
                    <text:list-item>
                      <text:p text:style-name="P1">該&lt;?2&gt;個體 有機率認定，該&lt;?1&gt;個體 不會 縱向 傳遞。</text:p>
                    </text:list-item>
                  </text:list>
                </text:list-item>
              </text:list>
            </text:list-item>
            <text:list-item>
              <text:p text:style-name="P1">假定，只有 一個 &lt;?1&gt;個體。</text:p>
              <text:list>
                <text:list-item>
                  <text:p text:style-name="P1">假定，&lt;?2&gt;個體 從來沒有 非監督式學習 &lt;?1&gt;個體。</text:p>
                </text:list-item>
                <text:list-item>
                  <text:p text:style-name="P1">該&lt;?2&gt;個體 無從得知 該&lt;?1&gt;個體 是 粒子、波。</text:p>
                </text:list-item>
              </text:list>
            </text:list-item>
            <text:list-item>
              <text:p text:style-name="P1">假定，有 多個 &lt;?1&gt;個體。</text:p>
              <text:list>
                <text:list-item>
                  <text:p text:style-name="P1">該&lt;?2&gt;個體 透過 非監督式學習，有機率認定 該&lt;?1&gt;個體（的傳遞）是 粒子。</text:p>
                </text:list-item>
                <text:list-item>
                  <text:p text:style-name="P1">該&lt;?2&gt;個體 透過 非監督式學習，有機率認定 該&lt;?1&gt;個體（的傳遞）是 波。</text:p>
                </text:list-item>
                <text:list-item>
                  <text:p text:style-name="P1">該&lt;?1&gt;個體 在 相同、不同 情境、環境、介質，有機率出現 粒子、波 現象、性質。</text:p>
                  <text:list>
                    <text:list-item>
                      <text:p text:style-name="P1">該&lt;?2&gt;個體 有機率認定 該&lt;?1&gt;個體 是 波粒二相性、新的性質、新的物質、新的型態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<text:bookmark-start text:name="振盪"/>振盪<text:bookmark-end text:name="振盪"/></text:p>
          <text:list>
            <text:list-item>
              <text:p text:style-name="P1">振盪 是 震動、擺動、自振盪。</text:p>
            </text:list-item>
            <text:list-item>
              <text:p text:style-name="P1">振盪 是 某一特定頻率、隨機、無序、有序、收斂、發散、週期性、非週期性、自然頻率 振盪。</text:p>
            </text:list-item>
            <text:list-item>
              <text:p text:style-name="P1">明顯例子，彈簧、電磁波。</text:p>
            </text:list-item>
            <text:list-item>
              <text:p text:style-name="P1">明顯例子，密度。</text:p>
              <text:list>
                <text:list-item>
                  <text:p text:style-name="P1">假定，某一特定容器 裝載 某一特定液體。</text:p>
                </text:list-item>
                <text:list-item>
                  <text:p text:style-name="P1">假定，該液體的 密度 不是 某一特定常數。</text:p>
                </text:list-item>
                <text:list-item>
                  <text:p text:style-name="P1">假定，該液體的深度 越深，該液體的密度 越高。</text:p>
                </text:list-item>
                <text:list-item>
                  <text:p text:style-name="P1">假定，該液體在深度d的密度、水球的密度 相同。</text:p>
                </text:list-item>
                <text:list-item>
                  <text:p text:style-name="P1">假定，摩擦力 不存在。</text:p>
                </text:list-item>
                <text:list-item>
                  <text:p text:style-name="P1">某一特定密度的水球 在 該液體 裡面，自然而然、理所當然 上下振盪。</text:p>
                  <text:list>
                    <text:list-item>
                      <text:p text:style-name="P1">位能 <text:span text:style-name="T75">↔</text:span><text:span text:style-name="T82"> 動能。</text:span></text:p>
                    </text:list-item>
                    <text:list-item>
                      <text:p text:style-name="P1">水球 距離 該<text:span text:style-name="T83">d 越近，位能 越小，動能 越大。</text:span></text:p>
                    </text:list-item>
                    <text:list-item>
                      <text:p text:style-name="P1">水球 距離 該<text:span text:style-name="T83">d 越遠，位能 越大，動能 越小。</text:span></text:p>
                    </text:list-item>
                    <text:list-item>
                      <text:p text:style-name="P1">該水球 有機率 在 該液體，以 d為 零點、反曲點，水球的深度 有機率收斂到 d。</text:p>
                    </text:list-item>
                    <text:list-item>
                      <text:p text:style-name="P1">該水球 有機率 在 該液體，以 d為 零點、反曲點，穩態振盪、自然頻率振盪。</text:p>
                    </text:list-item>
                    <text:list-item>
                      <text:p text:style-name="P1">該水球 有機率 在 該液體，以 d為 零點、反曲點，發散振盪、跳出液面、碰到該容器。</text:p>
                    </text:list-item>
                    <text:list-item>
                      <text:p text:style-name="P1">該水球的 振盪 有機率是，一維變換式振盪、二維變換式振盪、三維變換式振盪。</text:p>
                    </text:list-item>
                    <text:list-item>
                      <text:p text:style-name="P1">該液體 蘊含 維度、自由度 越高，該水球 有機率蘊含 維度、自由度、變化性 越高。</text:p>
                      <text:list>
                        <text:list-item>
                          <text:p text:style-name="P1">該液體 蘊含 維度、自由度，不是 該水球 的 維度、自由度、變化性。</text:p>
                        </text:list-item>
                        <text:list-item>
                          <text:p text:style-name="P124">該液體 蘊含 維度、自由度，是 該水球 的 維度、自由度、變化性 上限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質<text:bookmark-start text:name="質量"/>量<text:bookmark-end text:name="質量"/></text:p>
          <text:list>
            <text:list-item>
              <text:p text:style-name="P3">質量 是 空間 變形、形變、應變 的 顯性特徵、現象。</text:p>
              <text:list>
                <text:list-item>
                  <text:p text:style-name="P3">散度 向內 是 重力 現象。</text:p>
                </text:list-item>
                <text:list-item>
                  <text:p text:style-name="P3">散度 向外 是 反重力 現象。</text:p>
                </text:list-item>
                <text:list-item>
                  <text:p text:style-name="P3">旋度 是 自旋、自轉 現象。</text:p>
                </text:list-item>
              </text:list>
            </text:list-item>
            <text:list-item>
              <text:p text:style-name="P3">明顯例子，彈簧。</text:p>
              <text:list>
                <text:list-item>
                  <text:p text:style-name="P3">動能個體的 存在、變化 會 產生，彈簧 變形、形變、應變 現象。</text:p>
                  <text:list>
                    <text:list-item>
                      <text:p text:style-name="P4">彈簧 有 變形，會 產生 動能個體 之間，相互 接近、遠離 的 現象。</text:p>
                      <text:list>
                        <text:list-item>
                          <text:p text:style-name="P5">原因很明顯，彈簧 是 彈性體、連續體。</text:p>
                          <text:list>
                            <text:list-item>
                              <text:p text:style-name="P5">彈簧的每一個部分 相互連接。</text:p>
                            </text:list-item>
                            <text:list-item>
                              <text:p text:style-name="P5">彈簧的每一個部分 會互相 拉扯、推擠。</text:p>
                            </text:list-item>
                            <text:list-item>
                              <text:p text:style-name="P5">彈簧的每一個部分 有 拘束性、關聯性、相依性。</text:p>
                            </text:list-item>
                          </text:list>
                        </text:list-item>
                        <text:list-item>
                          <text:p text:style-name="P5">&lt;?1&gt;個體 有機率產生 動能個體之間 有 引力、斥力 的 錯覺。</text:p>
                        </text:list-item>
                        <text:list-item>
                          <text:p text:style-name="P5">動能個體 位移 越快，該現象 越明顯。</text:p>
                        </text:list-item>
                        <text:list-item>
                          <text:p text:style-name="P5">動能個體 振幅 越大，該現象 越明顯。</text:p>
                        </text:list-item>
                      </text:list>
                    </text:list-item>
                    <text:list-item>
                      <text:p text:style-name="P5">動能個體的 傳遞方式 是 彈簧整體的形變、彈簧的彈性特性、力學。</text:p>
                      <text:list>
                        <text:list-item>
                          <text:p text:style-name="P5">彈簧整體的形變，有機率影響 電能個體的 位置、狀態、一切。</text:p>
                        </text:list-item>
                      </text:list>
                    </text:list-item>
                  </text:list>
                </text:list-item>
                <text:list-item>
                  <text:p text:style-name="P6">假定，該彈簧 沒有 壓電材料。</text:p>
                  <text:list>
                    <text:list-item>
                      <text:p text:style-name="P6">電能個體的 存在、變化 不會 產生，彈簧 變形、形變、應變 現象。</text:p>
                      <text:list>
                        <text:list-item>
                          <text:p text:style-name="P4">彈簧 沒有 變形，不會 產生 電能個體 之間，相互 接近、遠離 的 現象。</text:p>
                        </text:list-item>
                      </text:list>
                    </text:list-item>
                    <text:list-item>
                      <text:p text:style-name="P7">電能個體的 傳遞方式 是 彈簧內部的電荷、彈簧的導電特性、電學。</text:p>
                    </text:list-item>
                    <text:list-item>
                      <text:p text:style-name="P7">彈簧 <text:span text:style-name="T64">↔</text:span> 空間。</text:p>
                      <text:list>
                        <text:list-item>
                          <text:p text:style-name="P137"><text:span text:style-name="T1">動能個體 </text:span><text:span text:style-name="T76">↔</text:span><text:span text:style-name="T1"> 力、（人類認定的）有質量的個體。</text:span></text:p>
                        </text:list-item>
                        <text:list-item>
                          <text:p text:style-name="P7">電能個體 <text:span text:style-name="T65">↔</text:span><text:span text:style-name="T28"> </text:span>光、（人類認定的）無質量的個體。</text:p>
                        </text:list-item>
                      </text:list>
                    </text:list-item>
                  </text:list>
                </text:list-item>
                <text:list-item>
                  <text:p text:style-name="P8">假定，該彈簧 有 壓電材料。</text:p>
                  <text:list>
                    <text:list-item>
                      <text:p text:style-name="P8">電能個體的 存在、變化 會 產生，彈簧 變形、形變、應變 現象。</text:p>
                      <text:list>
                        <text:list-item>
                          <text:p text:style-name="P8">彈簧 有 變形，會 產生 電能個體 之間，相互 接近、遠離 的 現象。</text:p>
                          <text:list>
                            <text:list-item>
                              <text:p text:style-name="P9">&lt;?1&gt;個體 有機率產生 電能個體之間 有 引力、斥力 的 錯覺。</text:p>
                            </text:list-item>
                            <text:list-item>
                              <text:p text:style-name="P9">電能個體 位移 越快，該現象 越明顯。</text:p>
                            </text:list-item>
                            <text:list-item>
                              <text:p text:style-name="P8">電能個體 振幅 越大，該現象 越明顯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電能個體的 傳遞方式 是 彈簧內部的電荷、彈簧的導電特性、電學、彈簧整體的形變。</text:p>
                      <text:list>
                        <text:list-item>
                          <text:p text:style-name="P9">彈簧整體的形變，有機率影響 電能個體的 位置、狀態、一切。</text:p>
                        </text:list-item>
                      </text:list>
                    </text:list-item>
                    <text:list-item>
                      <text:p text:style-name="P11">彈簧 <text:span text:style-name="T64">↔</text:span> 空間。</text:p>
                      <text:list>
                        <text:list-item>
                          <text:p text:style-name="P11">沒有 壓電材料 的部分。</text:p>
                          <text:list>
                            <text:list-item>
                              <text:p text:style-name="P11">動能個體 <text:span text:style-name="T65">↔</text:span> 力、（人類認定的）有質量的個體。</text:p>
                              <text:list>
                                <text:list-item>
                                  <text:p text:style-name="P11">有質量的個體 伴隨著 力，出現。<text:span text:style-name="T21">（產生 形變、應變 現象）</text:span></text:p>
                                </text:list-item>
                              </text:list>
                            </text:list-item>
                            <text:list-item>
                              <text:p text:style-name="P11">電能個體 <text:span text:style-name="T65">↔</text:span><text:span text:style-name="T28"> </text:span>光、（人類認定的）無質量的個體。</text:p>
                              <text:list>
                                <text:list-item>
                                  <text:p text:style-name="P11">光、力 不會 相生相滅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">有 壓電材料 的部分。</text:p>
                          <text:list>
                            <text:list-item>
                              <text:p text:style-name="P138"><text:span text:style-name="T1">動能個體 </text:span><text:span text:style-name="T76">↔</text:span><text:span text:style-name="T1"> 力、光、（人類認定的）有質量的個體。</text:span></text:p>
                            </text:list-item>
                            <text:list-item>
                              <text:p text:style-name="P11">電能個體 <text:span text:style-name="T65">↔</text:span><text:span text:style-name="T28"> 力、</text:span>光、（人類認定的）有質量的個體。</text:p>
                              <text:list>
                                <text:list-item>
                                  <text:p text:style-name="P11">光、力 會 相生相滅。</text:p>
                                  <text:list>
                                    <text:list-item>
                                      <text:p text:style-name="P11">光 伴隨著 力，出現。</text:p>
                                    </text:list-item>
                                    <text:list-item>
                                      <text:p text:style-name="P11">力 伴隨著 光，出現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1">彈簧 是 &lt;?2&gt;個體。</text:p>
                  <text:list>
                    <text:list-item>
                      <text:p text:style-name="P11">力、光 是 &lt;?1&gt;個體。</text:p>
                    </text:list-item>
                    <text:list-item>
                      <text:p text:style-name="P15">假定，某一特定動能個體 是 &lt;?0&gt;個體。</text:p>
                    </text:list-item>
                    <text:list-item>
                      <text:p text:style-name="P15">假定，某一特定電能個體 是 &lt;?0&gt;個體。</text:p>
                    </text:list-item>
                    <text:list-item>
                      <text:p text:style-name="P16">彈簧 <text:span text:style-name="T64">↔</text:span> 空間。</text:p>
                      <text:list>
                        <text:list-item>
                          <text:p text:style-name="P17">彈簧 直接蘊含 力 <text:span text:style-name="T66">↔</text:span><text:span text:style-name="T30"> 空間個體 直接蘊含</text:span>（人類認定的）有質量的&lt;?2&gt;個體。</text:p>
                          <text:list>
                            <text:list-item>
                              <text:p text:style-name="P18">力 存在、變化 會 產生，彈簧 變形、形變、應變 現象。</text:p>
                            </text:list-item>
                            <text:list-item>
                              <text:p text:style-name="P19">有質量的&lt;?2&gt;個體 存在、變化 會 產生，空間 變形、形變、應變 現象。</text:p>
                            </text:list-item>
                          </text:list>
                        </text:list-item>
                        <text:list-item>
                          <text:p text:style-name="P20">彈簧 直接蘊含 光 <text:span text:style-name="T66">↔</text:span><text:span text:style-name="T30"> 空間個體 直接蘊含</text:span>（人類認定的）無質量的&lt;?2&gt;個體。</text:p>
                          <text:list>
                            <text:list-item>
                              <text:p text:style-name="P20">假定，沒有 壓電材料。</text:p>
                            </text:list-item>
                            <text:list-item>
                              <text:p text:style-name="P20">光 存在、變化 不會 產生，彈簧 變形、形變、應變 現象。</text:p>
                            </text:list-item>
                            <text:list-item>
                              <text:p text:style-name="P20">無質量的&lt;?2&gt;個體 存在、變化 不會 產生，空間 變形、形變、應變 現象。</text:p>
                            </text:list-item>
                          </text:list>
                        </text:list-item>
                        <text:list-item>
                          <text:p text:style-name="P21">彈簧 直接蘊含 該<text:span text:style-name="T29">某一特定動能個體</text:span> <text:span text:style-name="T66">↔</text:span><text:span text:style-name="T30"> 空間個體 直接蘊含 力</text:span>。</text:p>
                          <text:list>
                            <text:list-item>
                              <text:p text:style-name="P21">該<text:span text:style-name="T29">某一特定動能個體 </text:span>存在、變化 會 產生，彈簧 變形、形變、應變 現象。</text:p>
                            </text:list-item>
                            <text:list-item>
                              <text:p text:style-name="P21">力 存在、變化 會 產生，空間 變形、形變、應變 現象。</text:p>
                            </text:list-item>
                          </text:list>
                        </text:list-item>
                        <text:list-item>
                          <text:p text:style-name="P21">彈簧 直接蘊含 該<text:span text:style-name="T29">某一特定</text:span>電<text:span text:style-name="T29">能個體</text:span> <text:span text:style-name="T66">↔</text:span><text:span text:style-name="T30"> 空間個體 直接蘊含 光</text:span>。</text:p>
                          <text:list>
                            <text:list-item>
                              <text:p text:style-name="P21">假定，沒有 壓電材料。</text:p>
                            </text:list-item>
                            <text:list-item>
                              <text:p text:style-name="P21">該<text:span text:style-name="T29">某一特定電能個體 </text:span>存在、變化 不會 產生，彈簧 變形、形變、應變 現象。</text:p>
                            </text:list-item>
                            <text:list-item>
                              <text:p text:style-name="P21">光 存在、變化 不會 產生，空間 變形、形變、應變 現象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2">&lt;?a&gt;個體 是 絕緣體型個體、電阻型個體、電容型個體、電感型個體、超導體型個體。</text:p>
                  <text:list>
                    <text:list-item>
                      <text:p text:style-name="P23">n &gt;= a &gt;= u。</text:p>
                    </text:list-item>
                    <text:list-item>
                      <text:p text:style-name="P24">明顯例子，空間 是 &lt;?3&gt;個體。</text:p>
                    </text:list-item>
                  </text:list>
                </text:list-item>
              </text:list>
            </text:list-item>
            <text:list-item>
              <text:p text:style-name="P24">某一特定空間個體 蘊含 &lt;?2&gt;個體。</text:p>
              <text:list>
                <text:list-item>
                  <text:p text:style-name="P24">假定，該&lt;?2&gt;個體 是 動能型個體。</text:p>
                  <text:list>
                    <text:list-item>
                      <text:p text:style-name="P24">該&lt;?2&gt;個體的 存在、變化 會 產生，空間個體 變形、行變、應變 現象。</text:p>
                    </text:list-item>
                  </text:list>
                </text:list-item>
                <text:list-item>
                  <text:p text:style-name="P25">該&lt;?2&gt;個體的 速度 越快，空間個體受到的 衝量 越大，空間個體 被壓縮 越緊。</text:p>
                  <text:list>
                    <text:list-item>
                      <text:p text:style-name="P26">空間個體 被壓縮 越緊，該空間個體的 空間節點密度 越大。</text:p>
                      <text:list>
                        <text:list-item>
                          <text:p text:style-name="P27">其他&lt;?2&gt;個體 有機率認定，該&lt;?2&gt;個體的 質量 越大。</text:p>
                        </text:list-item>
                      </text:list>
                    </text:list-item>
                    <text:list-item>
                      <text:p text:style-name="P24">質量 不是 本質。</text:p>
                      <text:list>
                        <text:list-item>
                          <text:p text:style-name="P24">質量 是 現象、投影、假想體。</text:p>
                          <text:list>
                            <text:list-item>
                              <text:p text:style-name="P28">假想體的 明顯例子，科氏力。</text:p>
                            </text:list-item>
                          </text:list>
                        </text:list-item>
                        <text:list-item>
                          <text:p text:style-name="P28">質量 是 空間 變形、形變、應變 的 投影、映射、顯性特徵。</text:p>
                        </text:list-item>
                        <text:list-item>
                          <text:p text:style-name="P24">質量 是 空間節點密度的 投影、映射、顯性特徵。</text:p>
                          <text:list>
                            <text:list-item>
                              <text:p text:style-name="P24">該其他&lt;?2&gt;個體 有機率 本能、傳承 不夠高，觀測不到 空間、空間節點密度。</text:p>
                            </text:list-item>
                            <text:list-item>
                              <text:p text:style-name="P24">相同的 空間節點密度 有 相同的 質量。</text:p>
                              <text:list>
                                <text:list-item>
                                  <text:p text:style-name="P24">假定，兩個 空間個體 在 自然狀態，空間節點 分布 相同。</text:p>
                                </text:list-item>
                                <text:list-item>
                                  <text:p text:style-name="P29">相同的（空間）變形、形變、應變，兩個 空間個體的 空間節點密度 相同。</text:p>
                                  <text:list>
                                    <text:list-item>
                                      <text:p text:style-name="P30">假定，第一個&lt;?2&gt;個體 在 第一個空間個體的 中心位置。</text:p>
                                    </text:list-item>
                                    <text:list-item>
                                      <text:p text:style-name="P31">假定，第二個&lt;?2&gt;個體 在 第二個空間個體的 中心位置。</text:p>
                                    </text:list-item>
                                    <text:list-item>
                                      <text:p text:style-name="P32">第一個、第二個 &lt;?2&gt;個體 的 質量 相同。</text:p>
                                      <text:list>
                                        <text:list-item>
                                          <text:p text:style-name="P31">假定，第一個空間個體 蘊含的 力 是 F1。</text:p>
                                        </text:list-item>
                                        <text:list-item>
                                          <text:p text:style-name="P33">假定，第一個&lt;?2&gt;個體 蘊含的 力 是 f1。</text:p>
                                        </text:list-item>
                                        <text:list-item>
                                          <text:p text:style-name="P33">假定，第二個空間個體 蘊含的 力 是 F2。</text:p>
                                        </text:list-item>
                                        <text:list-item>
                                          <text:p text:style-name="P33">假定，第二個&lt;?2&gt;個體 蘊含的 力 是 F2。</text:p>
                                        </text:list-item>
                                        <text:list-item>
                                          <text:p text:style-name="P33">假定，（<text:span text:style-name="T31">F1 + f1）產生的 變形 =（ F2 + f2）產生的 變形。</text:span></text:p>
                                        </text:list-item>
                                        <text:list-item>
                                          <text:p text:style-name="P32">第一個、第二個 空間個體的 空間節點密度 相同。</text:p>
                                        </text:list-item>
                                        <text:list-item>
                                          <text:p text:style-name="P32">第一個、第二個 &lt;?2&gt;個體 的 質量 相同。</text:p>
                                        </text:list-item>
                                        <text:list-item>
                                          <text:p text:style-name="P33">即便，<text:span text:style-name="T31">f1、f2 不相等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9">假定，硬度，第一個空間個體 更硬於 第二個空間個體。</text:p>
                                  <text:list>
                                    <text:list-item>
                                      <text:p text:style-name="P29">硬度 是 材料特性的 硬度。</text:p>
                                    </text:list-item>
                                  </text:list>
                                </text:list-item>
                                <text:list-item>
                                  <text:p text:style-name="P29">相同的 空間節點密度，所需的力，第一個空間個體 更大於 第二個空間個體。</text:p>
                                  <text:list>
                                    <text:list-item>
                                      <text:p text:style-name="P34">已知，兩個 空間個體 在 自然狀態，空間節點 分布 相同。</text:p>
                                    </text:list-item>
                                    <text:list-item>
                                      <text:p text:style-name="P35">相同的 空間節點密度，（空間）變形、形變、應變 相同。</text:p>
                                    </text:list-item>
                                  </text:list>
                                </text:list-item>
                                <text:list-item>
                                  <text:p text:style-name="P35">力 越大，空間節點密度 越高，&lt;?2&gt;個體 傳遞 越慢，&lt;?2&gt;個體 質量 越大。</text:p>
                                  <text:list>
                                    <text:list-item>
                                      <text:p text:style-name="P35">F = m * a。</text:p>
                                      <text:list>
                                        <text:list-item>
                                          <text:p text:style-name="P36">F 是 力、常態力。</text:p>
                                        </text:list-item>
                                        <text:list-item>
                                          <text:p text:style-name="P36">力 越大，空間的 變形、形變、應變 越大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7">&lt;?2&gt;個體 速度 越快，空間節點密度 越高，&lt;?2&gt;個體 質量 越大。</text:p>
                                  <text:list>
                                    <text:list-item>
                                      <text:p text:style-name="P35">P = m * v。</text:p>
                                      <text:list>
                                        <text:list-item>
                                          <text:p text:style-name="P35">P 是 衝量、瞬態力。</text:p>
                                        </text:list-item>
                                        <text:list-item>
                                          <text:p text:style-name="P35">力 越大，空間的 變形、形變、應變 越大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">空間節點密度 越高，質量 越大，萬有引力 越大。</text:p>
                      <text:list>
                        <text:list-item>
                          <text:p text:style-name="P24">即便，該空間個體 沒有 蘊含 &lt;?2&gt;個體。</text:p>
                        </text:list-item>
                        <text:list-item>
                          <text:p text:style-name="P38">即便，該空間個體 直接蘊含 &lt;?1&gt;個體。</text:p>
                        </text:list-item>
                      </text:list>
                    </text:list-item>
                    <text:list-item>
                      <text:p text:style-name="P24">不同的 空間個體 有機率有 不同的 節點密度、彈性係數、導電係數、材料特性。</text:p>
                      <text:list>
                        <text:list-item>
                          <text:list>
                            <text:list-item>
                              <text:p text:style-name="P39">明顯例子，不同的 彈簧 在 自然狀態，有機率有 不同的 疏密度、自然頻率。</text:p>
                            </text:list-item>
                            <text:list-item>
                              <text:p text:style-name="P40">明顯例子，不同的 彈簧 被施加 相同的 外力，有機率有 不同的 疏密度。</text:p>
                            </text:list-item>
                            <text:list-item>
                              <text:p text:style-name="P41">明顯例子，不同的 彈簧 有機率有 不同的 彈性係數、導電係數、材料特性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1">變形 與 移動</text:p>
              <text:list>
                <text:list-item>
                  <text:p text:style-name="P42">明顯例子，彈簧。</text:p>
                  <text:list>
                    <text:list-item>
                      <text:p text:style-name="P42">彈簧 其中一端 固定。</text:p>
                      <text:list>
                        <text:list-item>
                          <text:p text:style-name="P41">施加外力 在 彈簧 沒有固定的另一端。</text:p>
                          <text:list>
                            <text:list-item>
                              <text:p text:style-name="P41">彈簧變形。</text:p>
                            </text:list-item>
                            <text:list-item>
                              <text:p text:style-name="P41">F = k * x。</text:p>
                              <text:list>
                                <text:list-item>
                                  <text:p text:style-name="P41">F 是 該外力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1">彈簧 沒有 固定。</text:p>
                      <text:list>
                        <text:list-item>
                          <text:p text:style-name="P41">施加外力 在 彈簧的 其中一端。</text:p>
                          <text:list>
                            <text:list-item>
                              <text:p text:style-name="P41">彈簧變形、彈簧移動。</text:p>
                            </text:list-item>
                            <text:list-item>
                              <text:p text:style-name="P41">F = m * a。</text:p>
                              <text:list>
                                <text:list-item>
                                  <text:p text:style-name="P41">F 是 該外力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1">彈簧 施加 第一個外力 在 彈簧的 其中一端。</text:p>
                      <text:list>
                        <text:list-item>
                          <text:p text:style-name="P41">施加 第二個外力 在 彈簧的 另一端。</text:p>
                          <text:list>
                            <text:list-item>
                              <text:p text:style-name="P43">假定，彈簧 其中一端 固定。</text:p>
                              <text:list>
                                <text:list-item>
                                  <text:p text:style-name="P43">彈簧變形。</text:p>
                                </text:list-item>
                              </text:list>
                            </text:list-item>
                            <text:list-item>
                              <text:p text:style-name="P43">假定，彈簧 其中一端、另一端 都 沒有 固定。</text:p>
                              <text:list>
                                <text:list-item>
                                  <text:p text:style-name="P43">彈簧變形、彈簧移動。</text:p>
                                </text:list-item>
                              </text:list>
                            </text:list-item>
                            <text:list-item>
                              <text:p text:style-name="P44">F = 彈簧的某一特定材料特性 * 其中一端疏密度 * 另一端疏密度 /（距離^2）</text:p>
                              <text:list>
                                <text:list-item>
                                  <text:p text:style-name="P45">F 是 該其中一端、該另一端 之間的 相對力、相差力、力勢。</text:p>
                                  <text:list>
                                    <text:list-item>
                                      <text:p text:style-name="P46">假定，彈簧的材料特性 是 均勻分布。</text:p>
                                    </text:list-item>
                                    <text:list-item>
                                      <text:p text:style-name="P47">假定，<text:span text:style-name="T32">第一個外力</text:span> 是 某一特定常數。</text:p>
                                    </text:list-item>
                                    <text:list-item>
                                      <text:p text:style-name="P47">假定，<text:span text:style-name="T32">第二個外力</text:span> 是 某一特定常數。</text:p>
                                    </text:list-item>
                                    <text:list-item>
                                      <text:p text:style-name="P47">假定，外力，<text:span text:style-name="T32">第一個外力</text:span> 大於 <text:span text:style-name="T32">第二個外力</text:span>。</text:p>
                                    </text:list-item>
                                    <text:list-item>
                                      <text:p text:style-name="P48">變形、形變、應變，該其中一端 大於 該另一端。</text:p>
                                    </text:list-item>
                                  </text:list>
                                </text:list-item>
                                <text:list-item>
                                  <text:p text:style-name="P48">F 是 以 該其中一端 為 零點，該另一端 感受到的 力。</text:p>
                                </text:list-item>
                                <text:list-item>
                                  <text:p text:style-name="P49">F 是 以 該另一端 為 零點，該其中一端 感受到的 力。</text:p>
                                  <text:list>
                                    <text:list-item>
                                      <text:p text:style-name="P49">零點 是 坐標系零點、假想支點、假想固定點。</text:p>
                                    </text:list-item>
                                  </text:list>
                                </text:list-item>
                                <text:list-item>
                                  <text:p text:style-name="P50">抽象例子，電位勢 <text:span text:style-name="T67">↔</text:span><text:span text:style-name="T33"> 力勢。</text:span></text:p>
                                  <text:list>
                                    <text:list-item>
                                      <text:p text:style-name="P50">直流電壓源 電位勢 <text:span text:style-name="T67">↔</text:span><text:span text:style-name="T33"> 力勢。</text:span><text:span text:style-name="T22">（交流電壓源 </text:span><text:span text:style-name="T23">↔</text:span><text:span text:style-name="T22"> </text:span><text:span text:style-name="T21">會週期性</text:span><text:span text:style-name="T22">變化的力勢）</text:span></text:p>
                                      <text:list>
                                        <text:list-item>
                                          <text:p text:style-name="P51">直流電壓源 正極 <text:span text:style-name="T67">↔</text:span><text:span text:style-name="T33"> </text:span>該其中一端 外力。</text:p>
                                        </text:list-item>
                                        <text:list-item>
                                          <text:p text:style-name="P51">直流電壓源 負極 <text:span text:style-name="T67">↔</text:span><text:span text:style-name="T33"> </text:span>該另一端 外力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2">假定，直流電壓源 正極、負極 不會 移動。</text:p>
                                      <text:list>
                                        <text:list-item>
                                          <text:p text:style-name="P46">直流電壓源 內部，化學能，電荷 從 負極 流向 正極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3">假定，直流電壓源 正極、負極 會 移動。</text:p>
                                      <text:list>
                                        <text:list-item>
                                          <text:p text:style-name="P53">假定，直流電壓源 形成 磁場。</text:p>
                                          <text:list>
                                            <text:list-item>
                                              <text:p text:style-name="P54">化學能 產生 電荷移動。</text:p>
                                            </text:list-item>
                                            <text:list-item>
                                              <text:p text:style-name="P54">電荷移動 產生 電流。</text:p>
                                            </text:list-item>
                                            <text:list-item>
                                              <text:p text:style-name="P53">電流 產生 磁場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45">直流電壓源 內部，磁場，正極、負極 互相 吸引、接近、縮短距離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5">假定，直流電壓源 正極、負極 會 移動。</text:p>
                                      <text:list>
                                        <text:list-item>
                                          <text:p text:style-name="P55">假定，直流電壓源 形成 磁場。</text:p>
                                        </text:list-item>
                                        <text:list-item>
                                          <text:p text:style-name="P55">假定，有 兩個 直流電壓源。</text:p>
                                        </text:list-item>
                                        <text:list-item>
                                          <text:p text:style-name="P52">兩個 直流電壓源，正極、負極 互相 吸引。</text:p>
                                        </text:list-item>
                                        <text:list-item>
                                          <text:p text:style-name="P56">兩個 直流電壓源，正極 互相 排斥。</text:p>
                                        </text:list-item>
                                        <text:list-item>
                                          <text:p text:style-name="P56">兩個 直流電壓源，負極 互相 排斥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6">力 有機率產生 質量 現象。</text:p>
              <text:list>
                <text:list-item>
                  <text:p text:style-name="P93">力的 質量 = 力 / 力的加速度。</text:p>
                  <text:list>
                    <text:list-item>
                      <text:p text:style-name="P93">力（本身）的 質量 = 力（本身）/ 力（本身）的加速度。</text:p>
                    </text:list-item>
                    <text:list-item>
                      <text:p text:style-name="P94">m = F / a。</text:p>
                      <text:list>
                        <text:list-item>
                          <text:p text:style-name="P94">F = m * a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6">光、電磁波 有機率產生 質量 現象。</text:p>
              <text:list>
                <text:list-item>
                  <text:p text:style-name="P56">電磁波 頻率 越高，空間個體的 變形、形變、應變 越明顯。</text:p>
                  <text:list>
                    <text:list-item>
                      <text:p text:style-name="P56">電磁波頻率 越高，某一特定空間的 電磁波密度 越高。</text:p>
                      <text:list>
                        <text:list-item>
                          <text:p text:style-name="P56">某一特定空間 的 明顯例子，單位空間、普朗克空間、宇宙胞空間。</text:p>
                        </text:list-item>
                      </text:list>
                    </text:list-item>
                    <text:list-item>
                      <text:p text:style-name="P57">明顯例子，光電效應。</text:p>
                      <text:list>
                        <text:list-item>
                          <text:p text:style-name="P57">已知，W = h * f–E。</text:p>
                        </text:list-item>
                        <text:list-item>
                          <text:p text:style-name="P57">已知，E <text:span text:style-name="T46">= m * c^2。</text:span></text:p>
                          <text:list>
                            <text:list-item>
                              <text:p text:style-name="P95">m = E / (c ^ 2)。</text:p>
                            </text:list-item>
                          </text:list>
                        </text:list-item>
                        <text:list-item>
                          <text:p text:style-name="P58">W = h * f–<text:span text:style-name="T46">m * c^2。</text:span></text:p>
                        </text:list-item>
                        <text:list-item>
                          <text:p text:style-name="P58"><text:span text:style-name="T46">m * c^2 =</text:span> h * f–<text:span text:style-name="T47">W。</text:span></text:p>
                        </text:list-item>
                        <text:list-item>
                          <text:p text:style-name="P59"><text:span text:style-name="T46">m =（</text:span>h * f–<text:span text:style-name="T47">W）/（c ^ 2）。</text:span></text:p>
                          <text:list>
                            <text:list-item>
                              <text:p text:style-name="P96">m 是 光、電磁波 的 質量。</text:p>
                            </text:list-item>
                            <text:list-item>
                              <text:p text:style-name="P97">h 是 普朗克常數。</text:p>
                            </text:list-item>
                            <text:list-item>
                              <text:p text:style-name="P98">f 是 <text:span text:style-name="T48">光、電磁波 的 </text:span>頻率。</text:p>
                            </text:list-item>
                            <text:list-item>
                              <text:p text:style-name="P97">W 是 逸出功。</text:p>
                            </text:list-item>
                            <text:list-item>
                              <text:p text:style-name="P99">c 是 <text:span text:style-name="T48">光、電磁波 的 速度。</text:span></text:p>
                            </text:list-item>
                          </text:list>
                        </text:list-item>
                        <text:list-item>
                          <text:p text:style-name="P60">假定，<text:span text:style-name="T48">W = 0。</text:span></text:p>
                        </text:list-item>
                        <text:list-item>
                          <text:p text:style-name="P96">m =<text:span text:style-name="T46">（h * f）/（c ^ 2）。</text:span></text:p>
                        </text:list-item>
                      </text:list>
                    </text:list-item>
                    <text:list-item>
                      <text:p text:style-name="P96">E = P * <text:span text:style-name="T50">c。</text:span></text:p>
                      <text:list>
                        <text:list-item>
                          <text:p text:style-name="P100">P = E / c。</text:p>
                        </text:list-item>
                      </text:list>
                    </text:list-item>
                    <text:list-item>
                      <text:p text:style-name="P96">F = P / <text:span text:style-name="T49">t。</text:span></text:p>
                      <text:list>
                        <text:list-item>
                          <text:p text:style-name="P96">力 = 能量 / 時間。</text:p>
                        </text:list-item>
                        <text:list-item>
                          <text:p text:style-name="P96">力 =（光的能量 / <text:span text:style-name="T50">c）/ 時間</text:span>。</text:p>
                        </text:list-item>
                        <text:list-item>
                          <text:p text:style-name="P61">已知，W = h * f–E。</text:p>
                        </text:list-item>
                        <text:list-item>
                          <text:p text:style-name="P61">假定，<text:span text:style-name="T48">W = 0。</text:span></text:p>
                        </text:list-item>
                        <text:list-item>
                          <text:p text:style-name="P62">力 =<text:span text:style-name="T48">（h * f / c）/ 時間。</text:span></text:p>
                          <text:list>
                            <text:list-item>
                              <text:p text:style-name="P101">f / 時間 = 光的頻率變化。</text:p>
                            </text:list-item>
                          </text:list>
                        </text:list-item>
                        <text:list-item>
                          <text:p text:style-name="P63">力 = <text:span text:style-name="T48">光的頻率變化 * h / c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4">電磁波 頻率 越高，（存在 /（存在 + 變化））越大。</text:p>
                  <text:list>
                    <text:list-item>
                      <text:p text:style-name="P64">存在 是 電磁波 本身、蘊含的宗量、靜態。<text:span text:style-name="T27">靜態 是 靜止、等速、週期變化、有序混沌</text:span></text:p>
                      <text:list>
                        <text:list-item>
                          <text:p text:style-name="P65">存在 是 電磁波（存在）（本身）蘊含的 宗量。</text:p>
                        </text:list-item>
                      </text:list>
                    </text:list-item>
                    <text:list-item>
                      <text:p text:style-name="P64">變化 是 變化、變化變化、變化變化變化、變化變化變化變化、變化變化變化變化變化。</text:p>
                      <text:list>
                        <text:list-item>
                          <text:p text:style-name="P64">變化 是 電磁波變化（本身）蘊含的 宗量。</text:p>
                        </text:list-item>
                      </text:list>
                    </text:list-item>
                    <text:list-item>
                      <text:p text:style-name="P64">某一特定個體 存在 越小，該個體 受到 內在物質、內在機制、交互作用 的 影響 越大。</text:p>
                      <text:list>
                        <text:list-item>
                          <text:p text:style-name="P66">交互作用 是 該個體、其他個體 之間的 交互作用。</text:p>
                        </text:list-item>
                      </text:list>
                    </text:list-item>
                    <text:list-item>
                      <text:p text:style-name="P66">（存在 /（存在 + 變化））越大，該電磁波 被 光痕影響 越隱晦。</text:p>
                      <text:list>
                        <text:list-item>
                          <text:p text:style-name="P67">隱晦 是 不明顯。</text:p>
                        </text:list-item>
                        <text:list-item>
                          <text:p text:style-name="P67">該電磁波 影響 空間個體的 變形、形變、應變 越明顯。</text:p>
                        </text:list-item>
                        <text:list-item>
                          <text:p text:style-name="P67">該電磁波的 質量 現象 越明顯。</text:p>
                        </text:list-item>
                      </text:list>
                    </text:list-item>
                  </text:list>
                </text:list-item>
                <text:list-item>
                  <text:p text:style-name="P68">（存在 + 變化）越大，空間個體的 變形、形變、應變 現象 越明顯。</text:p>
                  <text:list>
                    <text:list-item>
                      <text:p text:style-name="P102">某一特定個體的 衝量、力 <text:span text:style-name="T64">↔</text:span> 空間個體的 <text:span text:style-name="T41">幾何形狀。</text:span></text:p>
                      <text:list>
                        <text:list-item>
                          <text:p text:style-name="P102">該某一特定個體 有機率是 該空間個體（自己）。</text:p>
                        </text:list-item>
                        <text:list-item>
                          <text:p text:style-name="P102">該某一特定個體 有機率是 其他&lt;?<text:span text:style-name="T42">a&gt;</text:span>個體。</text:p>
                          <text:list>
                            <text:list-item>
                              <text:p text:style-name="P105">n &gt;= a &gt;= u。</text:p>
                            </text:list-item>
                          </text:list>
                        </text:list-item>
                        <text:list-item>
                          <text:p text:style-name="P106">衝量、力 存在、變化 <text:span text:style-name="T68">↔</text:span><text:span text:style-name="T43"> 幾何形狀 存在、變化。</text:span></text:p>
                          <text:list>
                            <text:list-item>
                              <text:p text:style-name="P107">幾何形狀 存在 是 該空間個體（的 幾何形狀）本身。</text:p>
                            </text:list-item>
                            <text:list-item>
                              <text:p text:style-name="P107">幾何形狀 變化 是 該空間個體（的 幾何形狀）變形、形變、應變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8">存在 大 的 明顯例子，力、空間個體的形變現象（本身）。</text:p>
                      <text:list>
                        <text:list-item>
                          <text:p text:style-name="P103">F。</text:p>
                          <text:list>
                            <text:list-item>
                              <text:p text:style-name="P108">F 是 力。</text:p>
                            </text:list-item>
                            <text:list-item>
                              <text:p text:style-name="P108">某一特定空間個體 直接蘊含 該力。</text:p>
                              <text:list>
                                <text:list-item>
                                  <text:p text:style-name="P108">該力 越大<text:span text:style-name="T38">，該空間個體的 變形、形變、應變 現象 越明顯。</text:span></text:p>
                                </text:list-item>
                              </text:list>
                            </text:list-item>
                            <text:list-item>
                              <text:p text:style-name="P109">&lt;?<text:span text:style-name="T40">2&gt;個體 有機率認定 該空間個體 不可能 直接蘊含 該力。</text:span></text:p>
                              <text:list>
                                <text:list-item>
                                  <text:p text:style-name="P109">&lt;?<text:span text:style-name="T40">2&gt;個體 有機率認定 該空間個體 不可能 無中生有 該力。</text:span></text:p>
                                </text:list-item>
                                <text:list-item>
                                  <text:p text:style-name="P109">&lt;?<text:span text:style-name="T40">2&gt;個體 有機率認定 該力 不是 力。</text:span></text:p>
                                </text:list-item>
                                <text:list-item>
                                  <text:p text:style-name="P108">&lt;?<text:span text:style-name="T40">2&gt;個體 有機率認定 該力 是 暗能量。</text:span></text:p>
                                </text:list-item>
                                <text:list-item>
                                  <text:p text:style-name="P108">明顯例子，某一特定人類個體 無中生有 動能個體 的現象。</text:p>
                                  <text:list>
                                    <text:list-item>
                                      <text:p text:style-name="P108">該現象 讓 該人類個體的 手臂 舉起來。</text:p>
                                    </text:list-item>
                                    <text:list-item>
                                      <text:p text:style-name="P108">細胞個體 有機率認定，該人類個體 不可能 無中生有 該動能個體。</text:p>
                                      <text:list>
                                        <text:list-item>
                                          <text:p text:style-name="P108">該細胞個體 是 該人類個體的 某一特定細胞個體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8">該細胞個體 有機率認定 該動能個體 是 暗能量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9">空間個體的形變現象（本身）。</text:p>
                          <text:list>
                            <text:list-item>
                              <text:p text:style-name="P69">明顯例子，幾何形狀 自然而然、理所當然 產生 力。</text:p>
                              <text:list>
                                <text:list-item>
                                  <text:p text:style-name="P69">幾何形狀 是 某一特定空間個體的 幾何形狀。</text:p>
                                </text:list-item>
                                <text:list-item>
                                  <text:p text:style-name="P70">幾何形狀 是 幾何形狀（本身）。</text:p>
                                </text:list-item>
                                <text:list-item>
                                  <text:p text:style-name="P70">幾何形狀 是 幾何形狀（存在）。</text:p>
                                </text:list-item>
                              </text:list>
                            </text:list-item>
                            <text:list-item>
                              <text:p text:style-name="P71">明顯例子，幾何形狀 自然而然、理所當然 產生 質量 現象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2">變化 大 的 明顯例子，速度、加速度、加加速度、空間個體的形變變化現象（本身）。</text:p>
                      <text:list>
                        <text:list-item>
                          <text:p text:style-name="P103">P = m * v。</text:p>
                          <text:list>
                            <text:list-item>
                              <text:p text:style-name="P112">P 是 衝量、瞬態力。</text:p>
                              <text:list>
                                <text:list-item>
                                  <text:p text:style-name="P114">m 是 質量。</text:p>
                                </text:list-item>
                                <text:list-item>
                                  <text:p text:style-name="P114">v 是 速度。</text:p>
                                </text:list-item>
                              </text:list>
                            </text:list-item>
                            <text:list-item>
                              <text:p text:style-name="P112">E = m * c^2。</text:p>
                              <text:list>
                                <text:list-item>
                                  <text:p text:style-name="P116">v = c^2。</text:p>
                                </text:list-item>
                              </text:list>
                            </text:list-item>
                            <text:list-item>
                              <text:p text:style-name="P110">某一特定空間個體 直接蘊含 某一特定&lt;?2&gt;個體。</text:p>
                              <text:list>
                                <text:list-item>
                                  <text:p text:style-name="P117">該<text:span text:style-name="T39">&lt;?2&gt;</text:span>個體的 速度 越大，<text:span text:style-name="T38">該空間個體 感受到的 衝量 越大。</text:span></text:p>
                                  <text:list>
                                    <text:list-item>
                                      <text:p text:style-name="P73">衝量 越大，該空間個體的 變形、形變、應變 現象 越明顯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4">F = m * a。</text:p>
                          <text:list>
                            <text:list-item>
                              <text:p text:style-name="P113">F 是 力、常態力。</text:p>
                              <text:list>
                                <text:list-item>
                                  <text:p text:style-name="P114">m 是 質量。</text:p>
                                </text:list-item>
                                <text:list-item>
                                  <text:p text:style-name="P115">a 是 加速度。</text:p>
                                </text:list-item>
                              </text:list>
                            </text:list-item>
                            <text:list-item>
                              <text:p text:style-name="P111">某一特定空間個體 直接蘊含 某一特定&lt;?2&gt;個體。</text:p>
                              <text:list>
                                <text:list-item>
                                  <text:p text:style-name="P118">該<text:span text:style-name="T39">&lt;?2&gt;</text:span>個體的 加速度 越大，<text:span text:style-name="T38">該空間個體 感受到的 力 越大。</text:span></text:p>
                                </text:list-item>
                                <text:list-item>
                                  <text:p text:style-name="P74">力 越大，該空間個體的 變形、形變、應變 現象 越明顯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5">空間個體的形變變化現象（本身）。</text:p>
                          <text:list>
                            <text:list-item>
                              <text:p text:style-name="P76">變化 是 變化、變化變化、變化變化變化、變化變化變化變化。</text:p>
                            </text:list-item>
                            <text:list-item>
                              <text:p text:style-name="P74">明顯例子，幾何形狀 變化 自然而然、理所當然 產生 衝量、力。</text:p>
                              <text:list>
                                <text:list-item>
                                  <text:p text:style-name="P77">幾何形狀 變化 的 明顯例子，收縮、擴張、扭曲、旋轉、公轉、自轉、螺旋。</text:p>
                                </text:list-item>
                                <text:list-item>
                                  <text:p text:style-name="P77">明顯例子，人類個體的肌肉個體 變化，自然而然、理所當然 產生 衝量、力。</text:p>
                                </text:list-item>
                                <text:list-item>
                                  <text:p text:style-name="P77">明顯例子，打槌球，該人類個體的肌肉個體 變化，產生 衝量、力 揮動球桿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6">光、電磁波 有機率 產生 粒子 現象。</text:p>
              <text:list>
                <text:list-item>
                  <text:p text:style-name="P56">電磁波 頻率 越高，粒子的 輪廓 越明顯。</text:p>
                  <text:list>
                    <text:list-item>
                      <text:p text:style-name="P66">粒子的 輪廓 越明顯，粒子的 現象 越明顯。</text:p>
                    </text:list-item>
                    <text:list-item>
                      <text:p text:style-name="P78">電磁波 頻率 越高，（存在 /（存在 + 變化））越大。</text:p>
                      <text:list>
                        <text:list-item>
                          <text:p text:style-name="P79">（存在 /（存在 + 變化））越大，該電磁波 被 光痕影響 越隱晦。</text:p>
                        </text:list-item>
                      </text:list>
                    </text:list-item>
                  </text:list>
                </text:list-item>
                <text:list-item>
                  <text:p text:style-name="P80">電磁波 頻率 越高，波的 輪廓 越隱晦。</text:p>
                  <text:list>
                    <text:list-item>
                      <text:p text:style-name="P79">波的 輪廓 越不明顯，波的 現象 越不明顯。</text:p>
                    </text:list-item>
                    <text:list-item>
                      <text:p text:style-name="P78">電磁波 頻率 越高，（存在 /（存在 + 變化））越小。</text:p>
                      <text:list>
                        <text:list-item>
                          <text:p text:style-name="P81">（存在 /（存在 + 變化））越小，該電磁波 被 光痕影響 越明顯。</text:p>
                        </text:list-item>
                      </text:list>
                    </text:list-item>
                  </text:list>
                </text:list-item>
                <text:list-item>
                  <text:p text:style-name="P82">明顯例子，某一特定型號的飛機 在 空中 飛行。</text:p>
                  <text:list>
                    <text:list-item>
                      <text:p text:style-name="P82">該飛機的 質量 越大，受到其他飛機的 渦流影響 越低。</text:p>
                    </text:list-item>
                    <text:list-item>
                      <text:p text:style-name="P82">飛機 <text:span text:style-name="T69">↔</text:span><text:span text:style-name="T34"> 光、電磁波。</text:span></text:p>
                      <text:list>
                        <text:list-item>
                          <text:p text:style-name="P82">空中 <text:span text:style-name="T64">↔</text:span><text:span text:style-name="T35"> &lt;?3&gt;個體中。</text:span></text:p>
                        </text:list-item>
                        <text:list-item>
                          <text:p text:style-name="P82">飛行 <text:span text:style-name="T70">↔</text:span><text:span text:style-name="T37"> 運動、感測、交互作用。</text:span></text:p>
                        </text:list-item>
                        <text:list-item>
                          <text:p text:style-name="P82">質量 <text:span text:style-name="T69">↔</text:span><text:span text:style-name="T34"> 頻率、單位空間的電磁波密度。</text:span></text:p>
                        </text:list-item>
                        <text:list-item>
                          <text:p text:style-name="P82">其他飛機 <text:span text:style-name="T64">↔</text:span><text:span text:style-name="T36"> 其他 光、電磁波、個體。</text:span></text:p>
                        </text:list-item>
                        <text:list-item>
                          <text:p text:style-name="P82">渦流 <text:span text:style-name="T64">↔</text:span><text:span text:style-name="T36"> 光痕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3">質量的 本質 是 空間節點密度。</text:p>
              <text:list>
                <text:list-item>
                  <text:p text:style-name="P82">反重力、反萬有引力。</text:p>
                  <text:list>
                    <text:list-item>
                      <text:p text:style-name="P83">形變、變形、應變 空間個體，達到 反重力、反萬有引力。</text:p>
                    </text:list-item>
                    <text:list-item>
                      <text:p text:style-name="P83">明顯例子，假定，某一特定行星個體 造成 空間 產生 <text:span text:style-name="T51">45度的斜坡。</text:span></text:p>
                      <text:list>
                        <text:list-item>
                          <text:p text:style-name="P119">45度 的 明顯例子，空間節點密度 沿著 45度 變化。</text:p>
                          <text:list>
                            <text:list-item>
                              <text:p text:style-name="P83">距離 該行星個體 越近，空間節點密度 越高。</text:p>
                            </text:list-item>
                            <text:list-item>
                              <text:p text:style-name="P83">抽象例子，散度。</text:p>
                            </text:list-item>
                          </text:list>
                        </text:list-item>
                        <text:list-item>
                          <text:p text:style-name="P83">某一特定個體 有機率沿著 <text:span text:style-name="T52">45度的 斜坡 往下滑。</text:span></text:p>
                          <text:list>
                            <text:list-item>
                              <text:p text:style-name="P83">往下滑 是 往 空間節點密度 更高的 方向，滑動、位移、移動。</text:p>
                              <text:list>
                                <text:list-item>
                                  <text:p text:style-name="P84">向量。</text:p>
                                </text:list-item>
                                <text:list-item>
                                  <text:p text:style-name="P84">抽象例子，假定，某一特定電路 是 兩個電阻並聯的電路。</text:p>
                                  <text:list>
                                    <text:list-item>
                                      <text:p text:style-name="P84">假定，<text:span text:style-name="T53">R1 &gt; R2。</text:span></text:p>
                                      <text:list>
                                        <text:list-item>
                                          <text:p text:style-name="P84">R<text:span text:style-name="T56">1 是 </text:span>第一個電阻的電阻值<text:span text:style-name="T53">。</text:span></text:p>
                                        </text:list-item>
                                        <text:list-item>
                                          <text:p text:style-name="P84">R<text:span text:style-name="T56">2 是 </text:span>第二個電阻的電阻值<text:span text:style-name="T53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20">I1 &lt; I2。</text:p>
                                      <text:list>
                                        <text:list-item>
                                          <text:p text:style-name="P120">I<text:span text:style-name="T56">1 是 </text:span>第一個電阻的電流值。</text:p>
                                        </text:list-item>
                                        <text:list-item>
                                          <text:p text:style-name="P139"><text:span text:style-name="T3">I</text:span><text:span text:style-name="T4">2 是 </text:span><text:span text:style-name="T3">第二個電阻的電流值。</text:span></text:p>
                                        </text:list-item>
                                        <text:list-item>
                                          <text:p text:style-name="P120">V = I * R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84">電荷 往 低電阻的 電線 移動。</text:p>
                                      <text:list>
                                        <text:list-item>
                                          <text:p text:style-name="P120">I = q / t。</text:p>
                                          <text:list>
                                            <text:list-item>
                                              <text:p text:style-name="P120">q 是 電荷數量。</text:p>
                                            </text:list-item>
                                            <text:list-item>
                                              <text:p text:style-name="P120">t 是 時間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84">電阻值 越低，單位時間的 電荷 越多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85">空間節點密度 越高 <text:span text:style-name="T71">↔</text:span><text:span text:style-name="T54"> 電線 越寬。</text:span></text:p>
                                      <text:list>
                                        <text:list-item>
                                          <text:p text:style-name="P121">電線 越寬，電阻值 越低。</text:p>
                                        </text:list-item>
                                        <text:list-item>
                                          <text:p text:style-name="P84">原因很明顯，空間節點密度 越高，能 包覆更多（空間個體的）雜質。</text:p>
                                          <text:list>
                                            <text:list-item>
                                              <text:p text:style-name="P84">包覆 不是 蘊含。</text:p>
                                            </text:list-item>
                                            <text:list-item>
                                              <text:p text:style-name="P84">明顯例子，人類個體 包覆 細胞個體。</text:p>
                                            </text:list-item>
                                            <text:list-item>
                                              <text:p text:style-name="P84">明顯例子，人類個體 蘊含 動能個體。</text:p>
                                            </text:list-item>
                                            <text:list-item>
                                              <text:p text:style-name="P86">空間節點密度 是 空間個體的 密度。</text:p>
                                            </text:list-item>
                                            <text:list-item>
                                              <text:p text:style-name="P86">空間個體 是 &lt;?<text:span text:style-name="T55">3&gt;個體。</text:span></text:p>
                                            </text:list-item>
                                            <text:list-item>
                                              <text:p text:style-name="P86">（空間個體的）雜質 是 &lt;?<text:span text:style-name="T55">3&gt;個體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3">假定，該個體 反重力、反萬有引力。</text:p>
                          <text:list>
                            <text:list-item>
                              <text:p text:style-name="P87">該個體 在 空間 產生 0度的平面、均勻空間節點密度。</text:p>
                            </text:list-item>
                            <text:list-item>
                              <text:p text:style-name="P87">該個體 有機率在 空間 產生<text:span text:style-name="T45"> 任意角</text:span>度、任意空間節點密度。</text:p>
                            </text:list-item>
                            <text:list-item>
                              <text:p text:style-name="P83">該個體<text:span text:style-name="T44"> 有機率 有重力、無重力。</text:span></text:p>
                              <text:list>
                                <text:list-item>
                                  <text:p text:style-name="P142">有重力 是 不是 0度的平面 的 現象。</text:p>
                                </text:list-item>
                                <text:list-item>
                                  <text:p text:style-name="P142">有重力 是 不均勻 空間節點密度的 分布 的 現象。</text:p>
                                </text:list-item>
                                <text:list-item>
                                  <text:p text:style-name="P88"><text:span text:style-name="T44">無重力 是 </text:span>0度的平面、均勻空間節點密度。</text:p>
                                </text:list-item>
                                <text:list-item>
                                  <text:p text:style-name="P143">反重力 是 有重力。</text:p>
                                </text:list-item>
                                <text:list-item>
                                  <text:p text:style-name="P88"><text:span text:style-name="T44">反重力 是 不同於 該行星個體 產生的 空間</text:span><text:span text:style-name="T45">角</text:span>度、空間節點密度的分布。</text:p>
                                </text:list-item>
                                <text:list-item>
                                  <text:p text:style-name="P88">明顯例子，飛行器（本身）、表層、外部的周遭環境 反重力。</text:p>
                                  <text:list>
                                    <text:list-item>
                                      <text:p text:style-name="P88">飛行器 內部 正常重力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3">消除 質量。</text:p>
                  <text:list>
                    <text:list-item>
                      <text:p text:style-name="P83">質量 是 空間節點密度 不均勻的 現象。</text:p>
                      <text:list>
                        <text:list-item>
                          <text:p text:style-name="P83">某一特定個體 產生的 空間節點密度 越高，該個體的 質量 越高。</text:p>
                          <text:list>
                            <text:list-item>
                              <text:p text:style-name="P89">某一特定個體 是 該個體 本身、存在（本身）、變化（本身）。</text:p>
                            </text:list-item>
                            <text:list-item>
                              <text:p text:style-name="P89">產生 是 造成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3">消除 質量 是 均勻 空間節點密度。</text:p>
                      <text:list>
                        <text:list-item>
                          <text:p text:style-name="P83">達到 均勻 的方法 的 明顯例子，拉平、壓平、攤平。</text:p>
                          <text:list>
                            <text:list-item>
                              <text:p text:style-name="P83">明顯例子，曲線引擎。</text:p>
                            </text:list-item>
                          </text:list>
                        </text:list-item>
                        <text:list-item>
                          <text:p text:style-name="P83">某一特定個體 產生的 空間節點密度 越均勻於 周遭環境，該個體 越 反重力。</text:p>
                          <text:list>
                            <text:list-item>
                              <text:p text:style-name="P83">抽象例子，均勻壓拉的紙（平整的紙）、變色龍、匿蹤戰機。</text:p>
                            </text:list-item>
                          </text:list>
                        </text:list-item>
                        <text:list-item>
                          <text:p text:style-name="P83">該個體 產生的 空間節點密度 越接近 空間個體的 自然狀態，該個體的 質量 越低。</text:p>
                          <text:list>
                            <text:list-item>
                              <text:p text:style-name="P83">空間個體 在 不同部位，有機率有 不同的 自然狀態。</text:p>
                              <text:list>
                                <text:list-item>
                                  <text:p text:style-name="P83">自然狀態 是 沒有 外力、應力 作用的 材料特性、幾何形狀、空間節點密度。</text:p>
                                </text:list-item>
                              </text:list>
                            </text:list-item>
                            <text:list-item>
                              <text:p text:style-name="P83">在 進入、到達 之前，該個體 要先 感測 該空間部位的 材料特性、幾何形狀。</text:p>
                              <text:list>
                                <text:list-item>
                                  <text:p text:style-name="P83">該個體 一邊移動、一邊均勻空間節點密度。</text:p>
                                </text:list-item>
                                <text:list-item>
                                  <text:p text:style-name="P83">該個體 維持 相同的 空間節點密度 是 反重力。</text:p>
                                  <text:list>
                                    <text:list-item>
                                      <text:p text:style-name="P140"><text:span text:style-name="T2">相同 是 空間節點密度，該個體進入之前、該個體進入之後 相同</text:span><text:span text:style-name="T6">。</text:span></text:p>
                                    </text:list-item>
                                    <text:list-item>
                                      <text:p text:style-name="P122">反重力 不是 消除 質量。</text:p>
                                    </text:list-item>
                                  </text:list>
                                </text:list-item>
                                <text:list-item>
                                  <text:p text:style-name="P83">該個體 產生 接近 空間個體的 自然狀態，是 消除 質量。</text:p>
                                  <text:list>
                                    <text:list-item>
                                      <text:p text:style-name="P83">假定，空間個體 沒有 形變、變形、應變 現象。</text:p>
                                      <text:list>
                                        <text:list-item>
                                          <text:p text:style-name="P83">沒有 質量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90">假定，該個體（本身）產生，空間個體 有 形變、變形、應變 現象。</text:p>
                                      <text:list>
                                        <text:list-item>
                                          <text:p text:style-name="P90">該個體 有 質量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90">假定，該個體 施加宗量 產生，空間個體 沒有 形變、變形、應變 現象。</text:p>
                                      <text:list>
                                        <text:list-item>
                                          <text:p text:style-name="P90">宗量 的 明顯例子，外力。</text:p>
                                        </text:list-item>
                                        <text:list-item>
                                          <text:p text:style-name="P90">該個體 沒有 質量。</text:p>
                                        </text:list-item>
                                        <text:list-item>
                                          <text:p text:style-name="P90">該個體 消除 質量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3">明顯例子，假定，某一特定變色龍個體 在 進入、到達 之前。</text:p>
                              <text:list>
                                <text:list-item>
                                  <text:p text:style-name="P83">該變色龍個體 感測 周遭 顏色。</text:p>
                                </text:list-item>
                                <text:list-item>
                                  <text:p text:style-name="P83">該變色龍個體 感測到 即將、下一瞬間 進入、到達（周遭環境）的 顏色。</text:p>
                                </text:list-item>
                                <text:list-item>
                                  <text:p text:style-name="P83">該變色龍個體 有機率 一邊移動、一邊變色。</text:p>
                                </text:list-item>
                                <text:list-item>
                                  <text:p text:style-name="P83">該變色龍個體 有機率完全匿蹤。</text:p>
                                </text:list-item>
                                <text:list-item>
                                  <text:p text:style-name="P83">完全匿蹤，該變色龍個體 感測越廣、變色越快，能夠移動的速度 上限 越高。</text:p>
                                </text:list-item>
                                <text:list-item>
                                  <text:p text:style-name="P141"><text:span text:style-name="T2">顏色 </text:span><text:span text:style-name="T77">↔</text:span><text:span text:style-name="T5"> 材料特性、幾何形狀、空間節點密度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1">假定，某一特定空間個體 在 自然狀態 是 均勻分布。</text:p>
                          <text:list>
                            <text:list-item>
                              <text:p text:style-name="P91">假定，該空間個體 蘊含 某一特定個體。</text:p>
                            </text:list-item>
                            <text:list-item>
                              <text:p text:style-name="P91">假定，該個體 產生、造成，該空間個體 有 形變、變形、應變。</text:p>
                              <text:list>
                                <text:list-item>
                                  <text:p text:style-name="P91">該個體 有 質量。</text:p>
                                </text:list-item>
                              </text:list>
                            </text:list-item>
                            <text:list-item>
                              <text:p text:style-name="P91">假定，該個體 產生、造成，該空間個體 沒有 形變、變形、應變。</text:p>
                              <text:list>
                                <text:list-item>
                                  <text:p text:style-name="P91">該個體 沒有 質量。</text:p>
                                </text:list-item>
                                <text:list-item>
                                  <text:p text:style-name="P91">該個體 消除 質量。</text:p>
                                </text:list-item>
                                <text:list-item>
                                  <text:p text:style-name="P92">該空間個體 恢復到 自然狀態、均勻分布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2">消除 慣性。</text:p>
                  <text:list>
                    <text:list-item>
                      <text:p text:style-name="P92">消除 慣性 是 消除 質量。</text:p>
                    </text:list-item>
                    <text:list-item>
                      <text:p text:style-name="P92">P = <text:span text:style-name="T57">m * v。</text:span></text:p>
                      <text:list>
                        <text:list-item>
                          <text:p text:style-name="P123">P 是 慣性衝量。</text:p>
                        </text:list-item>
                        <text:list-item>
                          <text:p text:style-name="P123">m 是 質量。</text:p>
                        </text:list-item>
                        <text:list-item>
                          <text:p text:style-name="P123">v 是 慣性速度。</text:p>
                        </text:list-item>
                        <text:list-item>
                          <text:p text:style-name="P123">（人類 認定的）慣性 是 慣性衝量。</text:p>
                        </text:list-item>
                        <text:list-item>
                          <text:p text:style-name="P123">質量 越低，慣性 越小。</text:p>
                        </text:list-item>
                        <text:list-item>
                          <text:p text:style-name="P123">假定，<text:span text:style-name="T58">m = 0</text:span>。</text:p>
                          <text:list>
                            <text:list-item>
                              <text:p text:style-name="P123">P = <text:span text:style-name="T58">0。</text:span></text:p>
                            </text:list-item>
                          </text:list>
                        </text:list-item>
                        <text:list-item>
                          <text:p text:style-name="P123">假定，消除 質量。</text:p>
                          <text:list>
                            <text:list-item>
                              <text:p text:style-name="P123">消除 慣性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3">消除質量的 工具，要 設置 多重、多個、緊急 安全裝置。</text:p>
                      <text:list>
                        <text:list-item>
                          <text:p text:style-name="P123">原因很明顯，假定，某一特定個體 消除質量的 工具 失控。</text:p>
                          <text:list>
                            <text:list-item>
                              <text:p text:style-name="P123">該個體 有機率 墜毀、崩塌、自滅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5">明顯例子。</text:p>
              <text:list>
                <text:list-item>
                  <text:p text:style-name="P130"><text:span text:style-name="T8">銀河系、太陽系 </text:span><text:span text:style-name="T72">↔</text:span><text:span text:style-name="T8"> </text:span><text:span text:style-name="T7">&lt;?</text:span><text:span text:style-name="T8">3&gt;個體的 變化 形成的 漩渦、幾何形狀</text:span><text:span text:style-name="T14">。</text:span></text:p>
                  <text:list>
                    <text:list-item>
                      <text:p text:style-name="P130"><text:span text:style-name="T8">&lt;?</text:span><text:span text:style-name="T9">2&gt;個</text:span><text:span text:style-name="T16">體的 存在、變化，讓</text:span><text:span text:style-name="T9"> &lt;?3&gt;</text:span><text:span text:style-name="T16">個體 形成的 漩渦、幾何形狀。</text:span></text:p>
                    </text:list-item>
                    <text:list-item>
                      <text:p text:style-name="P131"><text:span text:style-name="T9">&lt;?3&gt;</text:span><text:span text:style-name="T16">個體的 變化 形成的 漩渦、幾何形狀，</text:span><text:span text:style-name="T9">讓 &lt;?2&gt;個體</text:span><text:span text:style-name="T16"> 存在、變化。</text:span></text:p>
                      <text:list>
                        <text:list-item>
                          <text:p text:style-name="P127">抽象例子，雞生蛋，蛋生雞。</text:p>
                        </text:list-item>
                      </text:list>
                    </text:list-item>
                  </text:list>
                </text:list-item>
                <text:list-item>
                  <text:p text:style-name="P132"><text:span text:style-name="T7">黑洞、太陽、地球 </text:span><text:span text:style-name="T72">↔</text:span><text:span text:style-name="T8"> &lt;?3&gt;個體 蘊含的 &lt;?2&gt;個體</text:span><text:span text:style-name="T14">。</text:span></text:p>
                  <text:list>
                    <text:list-item>
                      <text:p text:style-name="P132"><text:span text:style-name="T8">黑洞、太陽、地球 </text:span><text:span text:style-name="T72">↔</text:span><text:span text:style-name="T8"> &lt;?3&gt;個體 蘊含的 &lt;?2&gt;個體的 散度、旋度</text:span><text:span text:style-name="T14">。</text:span></text:p>
                    </text:list-item>
                    <text:list-item>
                      <text:p text:style-name="P133"><text:span text:style-name="T8">黑洞、太陽、地球 </text:span><text:span text:style-name="T72">↔</text:span><text:span text:style-name="T8"> &lt;?3&gt;個體的 變化 形成的 漩渦 蘊含的 &lt;?2&gt;個體的 散度、旋度</text:span><text:span text:style-name="T14">。</text:span></text:p>
                    </text:list-item>
                  </text:list>
                </text:list-item>
                <text:list-item>
                  <text:p text:style-name="P128">抽象例子，牛頓的 水桶實驗。</text:p>
                  <text:list>
                    <text:list-item>
                      <text:p text:style-name="P144"><text:span text:style-name="T19">（水桶實驗 的 描述在 </text:span><text:span text:style-name="T20">能量、儲量</text:span><text:span text:style-name="T19"> 文件群的 </text:span><text:span text:style-name="T20">光</text:span><text:span text:style-name="T19">）</text:span></text:p>
                    </text:list-item>
                  </text:list>
                </text:list-item>
              </text:list>
            </text:list-item>
            <text:list-item>
              <text:p text:style-name="P126">明顯例子。</text:p>
              <text:list>
                <text:list-item>
                  <text:p text:style-name="P132"><text:span text:style-name="T13">漩渦結構 </text:span><text:span text:style-name="T73">↔</text:span><text:span text:style-name="T15"> 海洋的 變化 形成的 漩渦、幾何形狀。</text:span></text:p>
                  <text:list>
                    <text:list-item>
                      <text:p text:style-name="P133"><text:span text:style-name="T15">力</text:span><text:span text:style-name="T16">的 存在、變化，讓</text:span><text:span text:style-name="T9"> 海洋</text:span><text:span text:style-name="T16"> 形成的 漩渦、幾何形狀。</text:span></text:p>
                    </text:list-item>
                    <text:list-item>
                      <text:p text:style-name="P133"><text:span text:style-name="T16">海洋的 變化 形成的 漩渦、幾何形狀，</text:span><text:span text:style-name="T9">讓 力</text:span><text:span text:style-name="T16"> 存在、變化。</text:span></text:p>
                    </text:list-item>
                  </text:list>
                </text:list-item>
                <text:list-item>
                  <text:p text:style-name="P130"><text:span text:style-name="T13">低水壓區 </text:span><text:span text:style-name="T73">↔</text:span><text:span text:style-name="T15"> 海洋 蘊含的 力。</text:span></text:p>
                  <text:list>
                    <text:list-item>
                      <text:p text:style-name="P134"><text:span text:style-name="T17">低水壓區</text:span><text:span text:style-name="T13"> </text:span><text:span text:style-name="T64">↔</text:span><text:span text:style-name="T13"> 海洋 蘊含的 力</text:span><text:span text:style-name="T8">的 散度、旋度</text:span><text:span text:style-name="T14">。</text:span></text:p>
                    </text:list-item>
                    <text:list-item>
                      <text:p text:style-name="P134"><text:span text:style-name="T17">低水壓區</text:span><text:span text:style-name="T13"> </text:span><text:span text:style-name="T64">↔</text:span><text:span text:style-name="T13"> 海洋</text:span><text:span text:style-name="T8">的 變化</text:span><text:span text:style-name="T13"> </text:span><text:span text:style-name="T8">形成的 漩渦、幾何形狀 </text:span><text:span text:style-name="T13">蘊含的 力</text:span><text:span text:style-name="T8">的 散度、旋度</text:span><text:span text:style-name="T14">。</text:span></text:p>
                      <text:list>
                        <text:list-item>
                          <text:p text:style-name="P135"><text:span text:style-name="T14">低水壓區 </text:span><text:span text:style-name="T74">↔</text:span><text:span text:style-name="T18"> 低密度區。</text:span></text:p>
                        </text:list-item>
                        <text:list-item>
                          <text:p text:style-name="P135"><text:span text:style-name="T14">低水壓區 </text:span><text:span text:style-name="T74">↔</text:span><text:span text:style-name="T18"> 低</text:span><text:span text:style-name="T10">&lt;?2&gt;壓</text:span><text:span text:style-name="T18">區。</text:span></text:p>
                        </text:list-item>
                        <text:list-item>
                          <text:p text:style-name="P135"><text:span text:style-name="T10">低&lt;?2&gt;壓區 </text:span><text:span text:style-name="T74">↔</text:span><text:span text:style-name="T10"> 低&lt;?a&gt;壓</text:span><text:span text:style-name="T18">區。</text:span></text:p>
                        </text:list-item>
                        <text:list-item>
                          <text:p text:style-name="P135"><text:span text:style-name="T10">低&lt;?a&gt;壓區 </text:span><text:span text:style-name="T74">↔</text:span><text:span text:style-name="T10"> 低&lt;?3&gt;壓</text:span><text:span text:style-name="T18">區。</text:span></text:p>
                        </text:list-item>
                        <text:list-item>
                          <text:p text:style-name="P135"><text:span text:style-name="T10">低&lt;?3&gt;壓</text:span><text:span text:style-name="T18">區 </text:span><text:span text:style-name="T74">↔</text:span><text:span text:style-name="T18"> </text:span><text:span text:style-name="T8">黑洞、太陽、地球。</text:span></text:p>
                          <text:list>
                            <text:list-item>
                              <text:p text:style-name="P136"><text:span text:style-name="T7">低&lt;?3&gt;壓區 </text:span><text:span text:style-name="T64">↔</text:span><text:span text:style-name="T7"> &lt;?2&gt;肉質層、&lt;?2&gt;肉質層個體</text:span><text:span text:style-name="T13">。</text:span></text:p>
                              <text:list>
                                <text:list-item>
                                  <text:p text:style-name="P136"><text:span text:style-name="T7">&lt;?2&gt;肉質層個體 不是 &lt;?2&gt;意識層個體</text:span><text:span text:style-name="T13">。</text:span></text:p>
                                </text:list-item>
                                <text:list-item>
                                  <text:p text:style-name="P136"><text:span text:style-name="T7">&lt;?2&gt;意識層個體 不是 &lt;?2&gt;肉質層個體</text:span><text:span text:style-name="T13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36"><text:span text:style-name="T8">高&lt;?3&gt;壓區、平均</text:span><text:span text:style-name="T7">&lt;?3&gt;壓區 </text:span><text:span text:style-name="T64">↔</text:span><text:span text:style-name="T7">（人類認定的）空無一物的 外太空</text:span><text:span text:style-name="T13">。</text:span></text:p>
                        </text:list-item>
                        <text:list-item>
                          <text:p text:style-name="P136"><text:span text:style-name="T7">高&lt;?3&gt;壓區、平均&lt;?3&gt;壓區 </text:span><text:span text:style-name="T64">↔</text:span><text:span text:style-name="T7"> 高密度區、平均密度區</text:span><text:span text:style-name="T13">。</text:span></text:p>
                          <text:list>
                            <text:list-item>
                              <text:p text:style-name="P136"><text:span text:style-name="T7">高&lt;?3&gt;壓區的 壓力 越高，&lt;?2&gt;肉質層個體 越難以 接近、到達、進入</text:span><text:span text:style-name="T13">。</text:span></text:p>
                            </text:list-item>
                            <text:list-item>
                              <text:p text:style-name="P136"><text:span text:style-name="T7">&lt;?2&gt;肉質層個體 有機率 沒有、不會、無法 意識到 高&lt;?3&gt;壓區的 存在、變化</text:span><text:span text:style-name="T13">。</text:span></text:p>
                              <text:list>
                                <text:list-item>
                                  <text:p text:style-name="P129">意識到 是 感知到、感受到、偵測到、注意到、感測到、觀測到、認知到。</text:p>
                                </text:list-item>
                              </text:list>
                            </text:list-item>
                            <text:list-item>
                              <text:p text:style-name="P136"><text:span text:style-name="T7">&lt;?2&gt;肉質層個體 有機率被 高&lt;?3&gt;壓區 瞬間、逐漸、不可逆 傷害、殲滅、滅絕</text:span><text:span text:style-name="T13">。</text:span></text:p>
                            </text:list-item>
                            <text:list-item>
                              <text:p text:style-name="P136"><text:span text:style-name="T7">假定，&lt;?2&gt;肉質層個體的 本能、傳承 夠高，能夠 感測到 &lt;?3&gt;個體</text:span><text:span text:style-name="T13">。</text:span></text:p>
                              <text:list>
                                <text:list-item>
                                  <text:p text:style-name="P136"><text:span text:style-name="T7">假定，&lt;?2&gt;肉質層個體的 本能、傳承 夠高，能夠 感測到 &lt;?3&gt;個體的 壓力</text:span><text:span text:style-name="T13">。</text:span></text:p>
                                </text:list-item>
                                <text:list-item>
                                  <text:p text:style-name="P136"><text:span text:style-name="T7">&lt;?2&gt;肉質層個體 有機率能夠 意識到 高&lt;?3&gt;壓區、平均&lt;?3&gt;壓區</text:span><text:span text:style-name="T13">。</text:span></text:p>
                                </text:list-item>
                                <text:list-item>
                                  <text:p text:style-name="P129">抽象例子，溫度。</text:p>
                                  <text:list>
                                    <text:list-item>
                                      <text:p text:style-name="P129">溫度、壓力 有 相依性。</text:p>
                                    </text:list-item>
                                    <text:list-item>
                                      <text:p text:style-name="P136"><text:span text:style-name="T7">溫度 是 &lt;?2&gt;個體的 振動</text:span><text:span text:style-name="T13">。</text:span></text:p>
                                    </text:list-item>
                                    <text:list-item>
                                      <text:p text:style-name="P136"><text:span text:style-name="T7">偵測 &lt;?3&gt;個體的 &lt;?3&gt;溫度</text:span><text:span text:style-name="T13">。</text:span></text:p>
                                      <text:list>
                                        <text:list-item>
                                          <text:p text:style-name="P136"><text:span text:style-name="T7">&lt;?3&gt;溫度 不是 &lt;?2&gt;溫度</text:span><text:span text:style-name="T13">。</text:span></text:p>
                                          <text:list>
                                            <text:list-item>
                                              <text:p text:style-name="P136"><text:span text:style-name="T7">&lt;?2&gt;溫度 是 人類 認定的 溫度</text:span><text:span text:style-name="T13">。</text:span></text:p>
                                            </text:list-item>
                                            <text:list-item>
                                              <text:p text:style-name="P136"><text:span text:style-name="T7">&lt;?2&gt;溫度 的 明顯例子，氣溫、水溫、體溫</text:span><text:span text:style-name="T13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36"><text:span text:style-name="T7">&lt;?3&gt;溫度 是 &lt;?3&gt;個體的 振動</text:span><text:span text:style-name="T13">。</text:span></text:p>
                                          <text:list>
                                            <text:list-item>
                                              <text:p text:style-name="P129">明顯例子，空間個體的 振動。</text:p>
                                            </text:list-item>
                                            <text:list-item>
                                              <text:p text:style-name="P129">振動 的 明顯例子，低頻振動、中頻振動、高頻振動。</text:p>
                                            </text:list-item>
                                            <text:list-item>
                                              <text:p text:style-name="P136"><text:span text:style-name="T13">振動 的 抽象例子，</text:span><text:span text:style-name="T19">傅立葉轉換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15T00:15:39.086000000</dc:date>
    <meta:editing-duration>P16DT5H18M24S</meta:editing-duration>
    <meta:editing-cycles>11841</meta:editing-cycles>
    <meta:document-statistic meta:table-count="0" meta:image-count="0" meta:object-count="0" meta:page-count="1" meta:paragraph-count="477" meta:word-count="9112" meta:character-count="11549" meta:non-whitespace-character-count="10037"/>
  </office:meta>
</office:document-meta>
</file>